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4.3222in" fo:margin-left="0in" table:align="left" style:writing-mode="lr-tb"/>
    </style:style>
    <style:style style:name="Table2.A" style:family="table-column">
      <style:table-column-properties style:column-width="0.5403in"/>
    </style:style>
    <style:style style:name="Table2.1" style:family="table-row">
      <style:table-row-properties style:min-row-height="0.3125in" fo:keep-together="always"/>
    </style:style>
    <style:style style:name="Table2.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2.H1" style:family="table-cell">
      <style:table-cell-properties style:vertical-align="" fo:background-color="#cccccc" style:border-line-width="0.0118in 0.0118in 0.0118in" fo:padding="0.0382in" fo:border="2.55pt double #808080">
        <style:background-image/>
      </style:table-cell-properties>
    </style:style>
    <style:style style:name="Table2.2" style:family="table-row">
      <style:table-row-properties fo:keep-together="always"/>
    </style:style>
    <style:style style:name="Table2.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F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G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2.3" style:family="table-row">
      <style:table-row-properties fo:keep-together="always"/>
    </style:style>
    <style:style style:name="Table2.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 style:family="table">
      <style:table-properties style:width="6.7507in" table:align="left" style:writing-mode="lr-tb"/>
    </style:style>
    <style:style style:name="Table3.A" style:family="table-column">
      <style:table-column-properties style:column-width="2.1611in"/>
    </style:style>
    <style:style style:name="Table3.B" style:family="table-column">
      <style:table-column-properties style:column-width="4.5896in"/>
    </style:style>
    <style:style style:name="Table3.1" style:family="table-row">
      <style:table-row-properties style:min-row-height="0.3125in" fo:keep-together="always"/>
    </style:style>
    <style:style style:name="Table3.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3.B1" style:family="table-cell">
      <style:table-cell-properties style:vertical-align="" fo:background-color="#cccccc" style:border-line-width="0.0118in 0.0118in 0.0118in" fo:padding="0.0382in" fo:border="2.55pt double #808080">
        <style:background-image/>
      </style:table-cell-properties>
    </style:style>
    <style:style style:name="Table3.2" style:family="table-row">
      <style:table-row-properties fo:keep-together="always"/>
    </style:style>
    <style:style style:name="Table3.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3" style:family="table-row">
      <style:table-row-properties fo:keep-together="always"/>
    </style:style>
    <style:style style:name="Table3.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4" style:family="table-row">
      <style:table-row-properties fo:keep-together="always"/>
    </style:style>
    <style:style style:name="Table3.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 style:family="table">
      <style:table-properties style:width="6.7486in" table:align="left" style:writing-mode="lr-tb"/>
    </style:style>
    <style:style style:name="Table4.A" style:family="table-column">
      <style:table-column-properties style:column-width="0.9708in"/>
    </style:style>
    <style:style style:name="Table4.E" style:family="table-column">
      <style:table-column-properties style:column-width="2.8653in"/>
    </style:style>
    <style:style style:name="Table4.1" style:family="table-row">
      <style:table-row-properties style:min-row-height="0.3125in" fo:keep-together="always"/>
    </style:style>
    <style:style style:name="Table4.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4.E1" style:family="table-cell">
      <style:table-cell-properties style:vertical-align="" fo:background-color="#cccccc" style:border-line-width="0.0118in 0.0118in 0.0118in" fo:padding="0.0382in" fo:border="2.55pt double #808080">
        <style:background-image/>
      </style:table-cell-properties>
    </style:style>
    <style:style style:name="Table4.2" style:family="table-row">
      <style:table-row-properties fo:keep-together="always"/>
    </style:style>
    <style:style style:name="Table4.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3" style:family="table-row">
      <style:table-row-properties fo:keep-together="always"/>
    </style:style>
    <style:style style:name="Table4.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4" style:family="table-row">
      <style:table-row-properties fo:keep-together="always"/>
    </style:style>
    <style:style style:name="Table4.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5" style:family="table-row">
      <style:table-row-properties fo:keep-together="always"/>
    </style:style>
    <style:style style:name="Table4.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 style:family="table">
      <style:table-properties style:width="6.7486in" table:align="left" style:writing-mode="lr-tb"/>
    </style:style>
    <style:style style:name="Table5.A" style:family="table-column">
      <style:table-column-properties style:column-width="1.1326in"/>
    </style:style>
    <style:style style:name="Table5.D" style:family="table-column">
      <style:table-column-properties style:column-width="3.3507in"/>
    </style:style>
    <style:style style:name="Table5.1" style:family="table-row">
      <style:table-row-properties style:min-row-height="0.3125in" fo:keep-together="always"/>
    </style:style>
    <style:style style:name="Table5.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5.D1" style:family="table-cell">
      <style:table-cell-properties style:vertical-align="" fo:background-color="#cccccc" style:border-line-width="0.0118in 0.0118in 0.0118in" fo:padding="0.0382in" fo:border="2.55pt double #808080">
        <style:background-image/>
      </style:table-cell-properties>
    </style:style>
    <style:style style:name="Table5.2" style:family="table-row">
      <style:table-row-properties fo:keep-together="always"/>
    </style:style>
    <style:style style:name="Table5.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3" style:family="table-row">
      <style:table-row-properties fo:keep-together="always"/>
    </style:style>
    <style:style style:name="Table5.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4" style:family="table-row">
      <style:table-row-properties fo:keep-together="always"/>
    </style:style>
    <style:style style:name="Table5.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5" style:family="table-row">
      <style:table-row-properties fo:keep-together="always"/>
    </style:style>
    <style:style style:name="Table5.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6" style:family="table-row">
      <style:table-row-properties fo:keep-together="always"/>
    </style:style>
    <style:style style:name="Table5.A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7" style:family="table-row">
      <style:table-row-properties fo:keep-together="always"/>
    </style:style>
    <style:style style:name="Table5.A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8" style:family="table-row">
      <style:table-row-properties fo:keep-together="always"/>
    </style:style>
    <style:style style:name="Table5.A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9" style:family="table-row">
      <style:table-row-properties fo:keep-together="always"/>
    </style:style>
    <style:style style:name="Table5.A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0" style:family="table-row">
      <style:table-row-properties fo:keep-together="always"/>
    </style:style>
    <style:style style:name="Table5.A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0"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1" style:family="table-row">
      <style:table-row-properties fo:keep-together="always"/>
    </style:style>
    <style:style style:name="Table5.A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1"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2" style:family="table-row">
      <style:table-row-properties fo:keep-together="always"/>
    </style:style>
    <style:style style:name="Table5.A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3" style:family="table-row">
      <style:table-row-properties fo:keep-together="always"/>
    </style:style>
    <style:style style:name="Table5.A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4" style:family="table-row">
      <style:table-row-properties fo:keep-together="always"/>
    </style:style>
    <style:style style:name="Table5.A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5" style:family="table-row">
      <style:table-row-properties fo:keep-together="always"/>
    </style:style>
    <style:style style:name="Table5.A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6" style:family="table-row">
      <style:table-row-properties fo:keep-together="always"/>
    </style:style>
    <style:style style:name="Table5.A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7" style:family="table-row">
      <style:table-row-properties fo:keep-together="always"/>
    </style:style>
    <style:style style:name="Table5.A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8" style:family="table-row">
      <style:table-row-properties fo:keep-together="always"/>
    </style:style>
    <style:style style:name="Table5.A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9" style:family="table-row">
      <style:table-row-properties fo:keep-together="always"/>
    </style:style>
    <style:style style:name="Table5.A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6ea38a"/>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6pt" fo:font-weight="bold" officeooo:rsid="001697b5" officeooo:paragraph-rsid="001697b5" style:font-size-asian="16pt" style:font-weight-asian="bold" style:font-size-complex="16pt" style:font-weight-complex="bold"/>
    </style:style>
    <style:style style:name="P7" style:family="paragraph" style:parent-style-name="Header">
      <style:paragraph-properties fo:text-align="center" style:justify-single-word="false" style:snap-to-layout-grid="false"/>
      <style:text-properties style:font-name="Arial" fo:font-size="14pt" fo:font-weight="bold" officeooo:paragraph-rsid="006be1c8" style:font-size-asian="14pt" style:font-weight-asian="bold" style:font-size-complex="14pt" style:font-weight-complex="bold"/>
    </style:style>
    <style:style style:name="P8" style:family="paragraph" style:parent-style-name="Text_20_body">
      <style:text-properties officeooo:paragraph-rsid="006ea38a"/>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text-properties officeooo:rsid="001697b5" officeooo:paragraph-rsid="0018e92f"/>
    </style:style>
    <style:style style:name="P11" style:family="paragraph" style:parent-style-name="Standard">
      <style:text-properties officeooo:rsid="001aaa95" officeooo:paragraph-rsid="001aaa95"/>
    </style:style>
    <style:style style:name="P12" style:family="paragraph" style:parent-style-name="Standard">
      <style:paragraph-properties fo:margin-left="0in" fo:margin-right="0in" fo:text-indent="0in" style:auto-text-indent="false"/>
      <style:text-properties officeooo:rsid="001aaa95" officeooo:paragraph-rsid="001aaa95"/>
    </style:style>
    <style:style style:name="P13" style:family="paragraph" style:parent-style-name="Standard">
      <style:paragraph-properties fo:margin-left="0.5in" fo:margin-right="0in" fo:text-indent="0in" style:auto-text-indent="false"/>
      <style:text-properties officeooo:rsid="001aaa95" officeooo:paragraph-rsid="001aaa95"/>
    </style:style>
    <style:style style:name="P14" style:family="paragraph" style:parent-style-name="Standard">
      <style:text-properties fo:font-style="normal" officeooo:rsid="0027898f" officeooo:paragraph-rsid="002bb45c" style:font-style-asian="normal" style:font-style-complex="normal"/>
    </style:style>
    <style:style style:name="P15" style:family="paragraph" style:parent-style-name="Standard">
      <style:text-properties fo:font-style="normal" officeooo:rsid="0026d4f1" officeooo:paragraph-rsid="004f14b0" style:font-style-asian="normal" style:font-style-complex="normal"/>
    </style:style>
    <style:style style:name="P16" style:family="paragraph" style:parent-style-name="Standard">
      <style:text-properties fo:font-style="normal" officeooo:rsid="0026d4f1" officeooo:paragraph-rsid="0026d4f1" style:font-style-asian="normal" style:font-style-complex="normal"/>
    </style:style>
    <style:style style:name="P17" style:family="paragraph" style:parent-style-name="Standard">
      <style:text-properties fo:font-style="normal" officeooo:rsid="004527a6" officeooo:paragraph-rsid="004527a6" style:font-style-asian="normal" style:font-style-complex="normal"/>
    </style:style>
    <style:style style:name="P18" style:family="paragraph" style:parent-style-name="Standard">
      <style:text-properties fo:font-style="normal" officeooo:rsid="00448b2b" officeooo:paragraph-rsid="0056ff5c" style:font-style-asian="normal" style:font-style-complex="normal"/>
    </style:style>
    <style:style style:name="P19" style:family="paragraph" style:parent-style-name="Standard">
      <style:text-properties fo:font-style="normal" officeooo:rsid="005a055c" officeooo:paragraph-rsid="005a055c" style:font-style-asian="normal" style:font-style-complex="normal"/>
    </style:style>
    <style:style style:name="P20" style:family="paragraph" style:parent-style-name="Standard">
      <style:text-properties officeooo:rsid="0018e92f" officeooo:paragraph-rsid="0018e92f"/>
    </style:style>
    <style:style style:name="P21" style:family="paragraph" style:parent-style-name="Standard">
      <style:text-properties officeooo:rsid="0018e92f" officeooo:paragraph-rsid="0081ffc3"/>
    </style:style>
    <style:style style:name="P22" style:family="paragraph" style:parent-style-name="Standard">
      <style:text-properties officeooo:rsid="001b9871" officeooo:paragraph-rsid="001b9871"/>
    </style:style>
    <style:style style:name="P23" style:family="paragraph" style:parent-style-name="Standard">
      <style:paragraph-properties fo:margin-left="0in" fo:margin-right="0in" fo:text-indent="0in" style:auto-text-indent="false"/>
      <style:text-properties officeooo:rsid="001b9871" officeooo:paragraph-rsid="001b9871"/>
    </style:style>
    <style:style style:name="P24" style:family="paragraph" style:parent-style-name="Table_20_Contents">
      <style:paragraph-properties fo:text-align="center" style:justify-single-word="false"/>
      <style:text-properties officeooo:rsid="001b9871" officeooo:paragraph-rsid="001b9871"/>
    </style:style>
    <style:style style:name="P25" style:family="paragraph" style:parent-style-name="Table_20_Contents">
      <style:paragraph-properties fo:text-align="center" style:justify-single-word="false"/>
      <style:text-properties officeooo:rsid="001b9871" officeooo:paragraph-rsid="001bc36d"/>
    </style:style>
    <style:style style:name="P26" style:family="paragraph" style:parent-style-name="Table_20_Contents">
      <style:paragraph-properties fo:margin-top="0in" fo:margin-bottom="0in" style:contextual-spacing="false" fo:text-align="center" style:justify-single-word="false" style:writing-mode="lr-tb"/>
      <style:text-properties officeooo:rsid="001b9871" officeooo:paragraph-rsid="001c97f8"/>
    </style:style>
    <style:style style:name="P27" style:family="paragraph" style:parent-style-name="Table_20_Contents">
      <style:paragraph-properties fo:text-align="center" style:justify-single-word="false"/>
      <style:text-properties officeooo:rsid="001bc36d" officeooo:paragraph-rsid="001bc36d"/>
    </style:style>
    <style:style style:name="P28" style:family="paragraph" style:parent-style-name="Table_20_Contents">
      <style:paragraph-properties fo:margin-top="0in" fo:margin-bottom="0in" style:contextual-spacing="false" fo:text-align="center" style:justify-single-word="false" style:writing-mode="lr-tb"/>
      <style:text-properties officeooo:rsid="001bc36d" officeooo:paragraph-rsid="001c97f8"/>
    </style:style>
    <style:style style:name="P29" style:family="paragraph" style:parent-style-name="Table_20_Contents">
      <style:paragraph-properties fo:text-align="start" style:justify-single-word="false"/>
      <style:text-properties officeooo:rsid="001bc36d" officeooo:paragraph-rsid="001bc36d"/>
    </style:style>
    <style:style style:name="P30" style:family="paragraph" style:parent-style-name="Standard">
      <style:text-properties officeooo:rsid="001bc36d" officeooo:paragraph-rsid="00774b2f"/>
    </style:style>
    <style:style style:name="P31" style:family="paragraph" style:parent-style-name="Standard">
      <style:text-properties officeooo:paragraph-rsid="001bc36d"/>
    </style:style>
    <style:style style:name="P32" style:family="paragraph" style:parent-style-name="Standard">
      <style:text-properties officeooo:paragraph-rsid="001c97f8"/>
    </style:style>
    <style:style style:name="P33" style:family="paragraph" style:parent-style-name="Standard">
      <style:text-properties officeooo:rsid="00206d5e" officeooo:paragraph-rsid="00206d5e"/>
    </style:style>
    <style:style style:name="P34" style:family="paragraph" style:parent-style-name="Standard">
      <style:text-properties officeooo:rsid="00206d5e" officeooo:paragraph-rsid="00503e48"/>
    </style:style>
    <style:style style:name="P35" style:family="paragraph" style:parent-style-name="Standard">
      <style:text-properties officeooo:rsid="0021b072" officeooo:paragraph-rsid="0021b072"/>
    </style:style>
    <style:style style:name="P36" style:family="paragraph" style:parent-style-name="Standard">
      <style:text-properties officeooo:rsid="0021b072" officeooo:paragraph-rsid="0023e673"/>
    </style:style>
    <style:style style:name="P37" style:family="paragraph" style:parent-style-name="Standard">
      <style:text-properties officeooo:rsid="0023e673" officeooo:paragraph-rsid="0023e673"/>
    </style:style>
    <style:style style:name="P38" style:family="paragraph" style:parent-style-name="Standard">
      <style:text-properties officeooo:rsid="0026d4f1" officeooo:paragraph-rsid="0026d4f1"/>
    </style:style>
    <style:style style:name="P39" style:family="paragraph" style:parent-style-name="Standard">
      <style:text-properties officeooo:paragraph-rsid="002bb45c"/>
    </style:style>
    <style:style style:name="P40" style:family="paragraph" style:parent-style-name="Standard">
      <style:text-properties officeooo:rsid="0033b2aa" officeooo:paragraph-rsid="0033b2aa"/>
    </style:style>
    <style:style style:name="P41" style:family="paragraph" style:parent-style-name="Standard">
      <style:text-properties officeooo:rsid="0033b2aa" officeooo:paragraph-rsid="00359f76"/>
    </style:style>
    <style:style style:name="P42" style:family="paragraph" style:parent-style-name="Table_20_Contents">
      <style:paragraph-properties fo:margin-top="0in" fo:margin-bottom="0in" style:contextual-spacing="false" fo:text-align="start" style:justify-single-word="false" style:writing-mode="lr-tb"/>
      <style:text-properties officeooo:rsid="0033b2aa" officeooo:paragraph-rsid="0033b2aa"/>
    </style:style>
    <style:style style:name="P43" style:family="paragraph" style:parent-style-name="Standard" style:master-page-name="">
      <style:paragraph-properties fo:text-align="start" style:justify-single-word="false" style:page-number="auto" fo:keep-with-next="always"/>
      <style:text-properties officeooo:rsid="0033b2aa" officeooo:paragraph-rsid="0033b2aa"/>
    </style:style>
    <style:style style:name="P44" style:family="paragraph" style:parent-style-name="Standard">
      <style:text-properties fo:font-style="italic" officeooo:rsid="0027898f" officeooo:paragraph-rsid="002a50fd" style:font-style-asian="italic" style:font-style-complex="italic"/>
    </style:style>
    <style:style style:name="P4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6" style:family="paragraph" style:parent-style-name="Standard">
      <style:paragraph-properties fo:break-before="page"/>
    </style:style>
    <style:style style:name="P47" style:family="paragraph" style:parent-style-name="Table_20_Contents">
      <style:paragraph-properties fo:text-align="center" style:justify-single-word="false"/>
      <style:text-properties fo:font-weight="bold" officeooo:paragraph-rsid="001b9871" style:font-weight-asian="bold" style:font-weight-complex="bold"/>
    </style:style>
    <style:style style:name="P48" style:family="paragraph" style:parent-style-name="Table_20_Contents">
      <style:paragraph-properties fo:text-align="center" style:justify-single-word="false"/>
      <style:text-properties fo:font-weight="bold" officeooo:rsid="001bc36d" officeooo:paragraph-rsid="001bc36d" style:font-weight-asian="bold" style:font-weight-complex="bold"/>
    </style:style>
    <style:style style:name="P49" style:family="paragraph" style:parent-style-name="Table_20_Contents">
      <style:paragraph-properties fo:text-align="center" style:justify-single-word="false"/>
      <style:text-properties fo:font-weight="bold" officeooo:rsid="001bc36d" officeooo:paragraph-rsid="001c97f8" style:font-weight-asian="bold" style:font-weight-complex="bold"/>
    </style:style>
    <style:style style:name="P50" style:family="paragraph" style:parent-style-name="Table_20_Contents">
      <style:paragraph-properties fo:text-align="center" style:justify-single-word="false"/>
      <style:text-properties fo:font-weight="bold" officeooo:rsid="001bc36d" officeooo:paragraph-rsid="00359f76" style:font-weight-asian="bold" style:font-weight-complex="bold"/>
    </style:style>
    <style:style style:name="P51" style:family="paragraph" style:parent-style-name="Table_20_Contents">
      <style:paragraph-properties fo:text-align="center" style:justify-single-word="false"/>
      <style:text-properties fo:font-weight="bold" officeooo:rsid="001fdd6e" officeooo:paragraph-rsid="001fdd6e" style:font-weight-asian="bold" style:font-weight-complex="bold"/>
    </style:style>
    <style:style style:name="P52" style:family="paragraph" style:parent-style-name="Table_20_Contents">
      <style:paragraph-properties fo:text-align="center" style:justify-single-word="false"/>
      <style:text-properties fo:font-weight="bold" officeooo:rsid="001fdd6e" officeooo:paragraph-rsid="00359f76" style:font-weight-asian="bold" style:font-weight-complex="bold"/>
    </style:style>
    <style:style style:name="P53" style:family="paragraph" style:parent-style-name="Table_20_Contents">
      <style:paragraph-properties fo:text-align="center" style:justify-single-word="false"/>
      <style:text-properties officeooo:paragraph-rsid="001b9871"/>
    </style:style>
    <style:style style:name="P54" style:family="paragraph" style:parent-style-name="Table_20_Contents">
      <style:paragraph-properties fo:text-align="center" style:justify-single-word="false"/>
      <style:text-properties style:use-window-font-color="true" loext:opacity="0%" style:font-name="Times New Roman" fo:font-size="12pt" fo:language="en" fo:country="US" officeooo:rsid="001bc36d" officeooo:paragraph-rsid="001bc36d" style:font-name-asian="Times New Roman" style:font-size-asian="12pt" style:font-name-complex="Times New Roman" style:font-size-complex="12pt" style:language-complex="ar" style:country-complex="SA"/>
    </style:style>
    <style:style style:name="P55" style:family="paragraph" style:parent-style-name="Table_20_Contents">
      <style:paragraph-properties fo:margin-top="0in" fo:margin-bottom="0in" style:contextual-spacing="false" fo:text-align="center" style:justify-single-word="false" style:writing-mode="lr-tb"/>
      <style:text-properties officeooo:rsid="001fdd6e" officeooo:paragraph-rsid="001fdd6e"/>
    </style:style>
    <style:style style:name="P56" style:family="paragraph" style:parent-style-name="Table_20_Contents">
      <style:paragraph-properties fo:margin-top="0in" fo:margin-bottom="0in" style:contextual-spacing="false" fo:text-align="start" style:justify-single-word="false" style:writing-mode="lr-tb"/>
      <style:text-properties officeooo:rsid="001fdd6e" officeooo:paragraph-rsid="001fdd6e"/>
    </style:style>
    <style:style style:name="P57" style:family="paragraph" style:parent-style-name="Table_20_Contents">
      <style:paragraph-properties fo:margin-top="0in" fo:margin-bottom="0in" style:contextual-spacing="false" fo:text-align="center" style:justify-single-word="false" style:writing-mode="lr-tb"/>
      <style:text-properties officeooo:rsid="00205802" officeooo:paragraph-rsid="00205802"/>
    </style:style>
    <style:style style:name="P58" style:family="paragraph" style:parent-style-name="Table_20_Contents">
      <style:paragraph-properties fo:margin-top="0in" fo:margin-bottom="0in" style:contextual-spacing="false" fo:text-align="start" style:justify-single-word="false" style:writing-mode="lr-tb"/>
      <style:text-properties officeooo:rsid="00205802" officeooo:paragraph-rsid="00205802"/>
    </style:style>
    <style:style style:name="P59"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59f76"/>
    </style:style>
    <style:style style:name="P60"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70f12"/>
    </style:style>
    <style:style style:name="P61" style:family="paragraph" style:parent-style-name="Table_20_Contents">
      <style:paragraph-properties fo:margin-top="0in" fo:margin-bottom="0in" style:contextual-spacing="false" fo:text-align="start" style:justify-single-word="false" style:writing-mode="lr-tb"/>
      <style:text-properties officeooo:rsid="00359f76" officeooo:paragraph-rsid="00359f76"/>
    </style:style>
    <style:style style:name="P62" style:family="paragraph" style:parent-style-name="Table_20_Contents">
      <style:paragraph-properties fo:margin-top="0in" fo:margin-bottom="0in" style:contextual-spacing="false" fo:text-align="center" style:justify-single-word="false" style:writing-mode="lr-tb"/>
      <style:text-properties officeooo:rsid="00370f12" officeooo:paragraph-rsid="00370f12"/>
    </style:style>
    <style:style style:name="P63" style:family="paragraph" style:parent-style-name="Table_20_Contents">
      <style:paragraph-properties fo:margin-top="0in" fo:margin-bottom="0in" style:contextual-spacing="false" fo:text-align="start" style:justify-single-word="false" style:writing-mode="lr-tb"/>
      <style:text-properties officeooo:rsid="00370f12" officeooo:paragraph-rsid="00370f12"/>
    </style:style>
    <style:style style:name="P64" style:family="paragraph" style:parent-style-name="Standard" style:master-page-name="">
      <style:paragraph-properties style:page-number="auto" fo:keep-with-next="always" style:writing-mode="lr-tb"/>
      <style:text-properties officeooo:rsid="001c97f8" officeooo:paragraph-rsid="001c97f8"/>
    </style:style>
    <style:style style:name="P65" style:family="paragraph" style:parent-style-name="Standard" style:master-page-name="">
      <loext:graphic-properties draw:fill="none"/>
      <style:paragraph-properties fo:margin-left="0.75in" fo:margin-right="0in" fo:margin-top="0in" fo:margin-bottom="0.1181in" style:contextual-spacing="false" fo:orphans="2" fo:widows="2" fo:text-indent="0in" style:auto-text-indent="false" style:page-number="auto" fo:background-color="transparent" style:writing-mode="lr-tb"/>
      <style:text-properties officeooo:rsid="00220151" officeooo:paragraph-rsid="00406bcb"/>
    </style:style>
    <style:style style:name="P66" style:family="paragraph" style:parent-style-name="Contents_20_2">
      <style:paragraph-properties>
        <style:tab-stops>
          <style:tab-stop style:position="6.9252in" style:type="right" style:leader-style="dotted" style:leader-text="."/>
        </style:tab-stops>
      </style:paragraph-properties>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Footnote">
      <style:text-properties officeooo:rsid="00426e4f" officeooo:paragraph-rsid="0054899a"/>
    </style:style>
    <style:style style:name="P69" style:family="paragraph" style:parent-style-name="Footnote">
      <style:text-properties officeooo:rsid="00426e4f" officeooo:paragraph-rsid="00426e4f"/>
    </style:style>
    <style:style style:name="P70" style:family="paragraph" style:parent-style-name="Footnote">
      <style:text-properties officeooo:rsid="0067e356" officeooo:paragraph-rsid="0067e356"/>
    </style:style>
    <style:style style:name="P71" style:family="paragraph" style:parent-style-name="Standard">
      <style:text-properties officeooo:paragraph-rsid="0066562a"/>
    </style:style>
    <style:style style:name="P72" style:family="paragraph" style:parent-style-name="Standard">
      <style:text-properties officeooo:rsid="0080570b" officeooo:paragraph-rsid="0080570b"/>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Contents_20_2">
      <style:paragraph-properties>
        <style:tab-stops>
          <style:tab-stop style:position="6.9252in" style:type="right" style:leader-style="dotted" style:leader-text="."/>
        </style:tab-stops>
      </style:paragraph-properties>
    </style:style>
    <style:style style:name="P75" style:family="paragraph" style:parent-style-name="Heading_20_1" style:master-page-name="First_20_Page">
      <style:paragraph-properties style:page-number="auto"/>
    </style:style>
    <style:style style:name="P76" style:family="paragraph" style:parent-style-name="Heading_20_1">
      <style:text-properties officeooo:paragraph-rsid="00359f76"/>
    </style:style>
    <style:style style:name="P77" style:family="paragraph" style:parent-style-name="Heading_20_2">
      <style:text-properties officeooo:rsid="001b9871" officeooo:paragraph-rsid="001b9871"/>
    </style:style>
    <style:style style:name="P78" style:family="paragraph" style:parent-style-name="Heading_20_2">
      <style:text-properties officeooo:rsid="00448b2b" officeooo:paragraph-rsid="00448b2b"/>
    </style:style>
    <style:style style:name="P79" style:family="paragraph" style:parent-style-name="Standard" style:list-style-name="L2">
      <style:text-properties officeooo:rsid="003b7d13" officeooo:paragraph-rsid="005cf58b"/>
    </style:style>
    <style:style style:name="P80" style:family="paragraph" style:parent-style-name="Standard" style:list-style-name="L2">
      <style:text-properties officeooo:rsid="003b7d13" officeooo:paragraph-rsid="005a055c"/>
    </style:style>
    <style:style style:name="P81" style:family="paragraph" style:parent-style-name="Standard" style:list-style-name="L1">
      <style:text-properties officeooo:rsid="002f9d78" officeooo:paragraph-rsid="002f9d78"/>
    </style:style>
    <style:style style:name="P82" style:family="paragraph" style:parent-style-name="Standard" style:list-style-name="L1">
      <style:text-properties officeooo:rsid="002f9d78" officeooo:paragraph-rsid="0030b062"/>
    </style:style>
    <style:style style:name="P83" style:family="paragraph" style:parent-style-name="Standard">
      <style:text-properties officeooo:rsid="002f9d78" officeooo:paragraph-rsid="002fe53d"/>
    </style:style>
    <style:style style:name="P84" style:family="paragraph" style:parent-style-name="Standard" style:list-style-name="L1">
      <style:text-properties officeooo:rsid="002fe53d" officeooo:paragraph-rsid="002fe53d"/>
    </style:style>
    <style:style style:name="P85" style:family="paragraph" style:parent-style-name="Standard">
      <style:text-properties fo:font-style="normal" officeooo:rsid="0027898f" officeooo:paragraph-rsid="00411a4d" style:font-style-asian="normal" style:font-style-complex="normal"/>
    </style:style>
    <style:style style:name="P86" style:family="paragraph" style:parent-style-name="Standard" style:list-style-name="L11">
      <style:text-properties fo:font-style="normal" officeooo:rsid="0043fd01" officeooo:paragraph-rsid="0066562a" style:font-style-asian="normal" style:font-style-complex="normal"/>
    </style:style>
    <style:style style:name="P87" style:family="paragraph" style:parent-style-name="Standard">
      <style:text-properties fo:font-style="normal" officeooo:rsid="007258c6" officeooo:paragraph-rsid="007258c6" style:font-style-asian="normal" style:font-style-complex="normal"/>
    </style:style>
    <style:style style:name="P88" style:family="paragraph" style:parent-style-name="Standard" style:list-style-name="L2">
      <style:text-properties officeooo:paragraph-rsid="005a055c"/>
    </style:style>
    <style:style style:name="P89" style:family="paragraph" style:parent-style-name="Standard" style:list-style-name="L2">
      <style:text-properties officeooo:paragraph-rsid="002bb45c"/>
    </style:style>
    <style:style style:name="P90" style:family="paragraph" style:parent-style-name="Standard" style:list-style-name="L3">
      <style:text-properties officeooo:paragraph-rsid="0018e92f"/>
    </style:style>
    <style:style style:name="P91" style:family="paragraph" style:parent-style-name="Standard" style:list-style-name="L3">
      <style:text-properties officeooo:rsid="001b9871" officeooo:paragraph-rsid="001b9871"/>
    </style:style>
    <style:style style:name="P92" style:family="paragraph" style:parent-style-name="Standard" style:list-style-name="L4"/>
    <style:style style:name="P93" style:family="paragraph" style:parent-style-name="Standard" style:list-style-name="L5">
      <style:text-properties officeooo:rsid="00206d5e" officeooo:paragraph-rsid="00206d5e"/>
    </style:style>
    <style:style style:name="P94" style:family="paragraph" style:parent-style-name="Standard" style:list-style-name="L6">
      <style:text-properties fo:font-weight="bold" officeooo:rsid="00503e48" officeooo:paragraph-rsid="00503e48" style:font-weight-asian="bold" style:font-weight-complex="bold"/>
    </style:style>
    <style:style style:name="P95" style:family="paragraph" style:parent-style-name="Standard" style:list-style-name="L6">
      <style:text-properties fo:font-weight="bold" officeooo:rsid="00516b30" officeooo:paragraph-rsid="00516b30" style:font-weight-asian="bold" style:font-weight-complex="bold"/>
    </style:style>
    <style:style style:name="P96" style:family="paragraph" style:parent-style-name="Standard" style:list-style-name="L7">
      <style:text-properties officeooo:rsid="00220151" officeooo:paragraph-rsid="00220151"/>
    </style:style>
    <style:style style:name="P97" style:family="paragraph" style:parent-style-name="Standard" style:list-style-name="L7">
      <style:text-properties officeooo:rsid="00220151" officeooo:paragraph-rsid="0023e673"/>
    </style:style>
    <style:style style:name="P98" style:family="paragraph" style:parent-style-name="Standard" style:list-style-name="L7">
      <style:text-properties officeooo:rsid="00220151" officeooo:paragraph-rsid="00406bcb"/>
    </style:style>
    <style:style style:name="P99" style:family="paragraph" style:parent-style-name="Standard" style:list-style-name="L7">
      <style:text-properties officeooo:rsid="002573e1" officeooo:paragraph-rsid="002573e1"/>
    </style:style>
    <style:style style:name="P100" style:family="paragraph" style:parent-style-name="Standard" style:list-style-name="L8">
      <style:text-properties officeooo:paragraph-rsid="004f14b0"/>
    </style:style>
    <style:style style:name="P101" style:family="paragraph" style:parent-style-name="Standard" style:list-style-name="L9">
      <style:text-properties officeooo:paragraph-rsid="002bb45c"/>
    </style:style>
    <style:style style:name="P102" style:family="paragraph" style:parent-style-name="Standard" style:list-style-name="L10">
      <style:text-properties officeooo:paragraph-rsid="002a50fd"/>
    </style:style>
    <style:style style:name="P103" style:family="paragraph" style:parent-style-name="Standard" style:list-style-name="L11">
      <style:text-properties officeooo:paragraph-rsid="0043fd01"/>
    </style:style>
    <style:style style:name="P104" style:family="paragraph" style:parent-style-name="Table_20_Contents">
      <style:paragraph-properties fo:text-align="center" style:justify-single-word="false"/>
      <style:text-properties officeooo:rsid="001bc36d" officeooo:paragraph-rsid="001bc36d"/>
    </style:style>
    <style:style style:name="P105"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59f76"/>
    </style:style>
    <style:style style:name="P106" style:family="paragraph" style:parent-style-name="Table_20_Contents">
      <style:paragraph-properties fo:margin-top="0in" fo:margin-bottom="0in" style:contextual-spacing="false" fo:text-align="center" style:justify-single-word="false" style:writing-mode="lr-tb"/>
      <style:text-properties officeooo:rsid="00370f12" officeooo:paragraph-rsid="00370f12"/>
    </style:style>
    <style:style style:name="P107" style:family="paragraph">
      <style:paragraph-properties style:writing-mode="lr-tb"/>
      <style:text-properties style:font-name="Times New Roman" fo:font-size="1pt"/>
    </style:style>
    <style:style style:name="P108"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471773"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6d44b8" style:font-size-asian="8pt" style:font-size-complex="8pt"/>
    </style:style>
    <style:style style:name="T6" style:family="text">
      <style:text-properties fo:font-size="8pt" officeooo:rsid="004d90d6" style:font-size-asian="8pt" style:font-size-complex="8pt"/>
    </style:style>
    <style:style style:name="T7" style:family="text">
      <style:text-properties fo:font-size="9pt" style:font-size-asian="9pt"/>
    </style:style>
    <style:style style:name="T8" style:family="text">
      <style:text-properties officeooo:rsid="0017d168"/>
    </style:style>
    <style:style style:name="T9" style:family="text">
      <style:text-properties officeooo:rsid="0018e92f"/>
    </style:style>
    <style:style style:name="T10" style:family="text">
      <style:text-properties officeooo:rsid="001aaa95"/>
    </style:style>
    <style:style style:name="T11"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20151"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23e673"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573e1"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4f14b0"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54899a"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56ff5c"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57e357"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55a410"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5f4f3f"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738607"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23" style:family="text">
      <style:text-properties style:use-window-font-color="true" loext:opacity="0%" style:font-name="Times New Roman" fo:font-size="12pt" fo:language="en" fo:country="US" fo:font-style="italic" officeooo:rsid="0027898f"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loext:opacity="0%" style:font-name="Times New Roman" fo:font-size="12pt" fo:language="en" fo:country="US" fo:font-style="italic" officeooo:rsid="002a50fd" style:font-name-asian="Times New Roman" style:font-size-asian="12pt" style:font-style-asian="italic" style:font-name-complex="Times New Roman" style:font-size-complex="12pt" style:language-complex="ar" style:country-complex="SA" style:font-style-complex="italic"/>
    </style:style>
    <style:style style:name="T25" style:family="text">
      <style:text-properties style:use-window-font-color="true" loext:opacity="0%" style:font-name="Times New Roman" fo:font-size="12pt" fo:language="en" fo:country="US" fo:font-style="italic" officeooo:rsid="0026d4f1" style:font-name-asian="Times New Roman" style:font-size-asian="12pt" style:font-style-asian="italic" style:font-name-complex="Times New Roman" style:font-size-complex="12pt" style:language-complex="ar" style:country-complex="SA" style:font-style-complex="italic"/>
    </style:style>
    <style:style style:name="T26" style:family="text">
      <style:text-properties style:use-window-font-color="true" loext:opacity="0%" style:font-name="Times New Roman" fo:font-size="12pt" fo:language="en" fo:country="US" fo:font-style="italic" officeooo:rsid="0028722b" style:font-name-asian="Times New Roman" style:font-size-asian="12pt" style:font-style-asian="italic" style:font-name-complex="Times New Roman" style:font-size-complex="12pt" style:language-complex="ar" style:country-complex="SA" style:font-style-complex="italic"/>
    </style:style>
    <style:style style:name="T27" style:family="text">
      <style:text-properties style:use-window-font-color="true" loext:opacity="0%" style:font-name="Times New Roman" fo:font-size="12pt" fo:language="en" fo:country="US" fo:font-style="italic" officeooo:rsid="0067e356" style:font-name-asian="Times New Roman" style:font-size-asian="12pt" style:font-style-asian="italic" style:font-name-complex="Times New Roman" style:font-size-complex="12pt" style:language-complex="ar" style:country-complex="SA" style:font-style-complex="italic"/>
    </style:style>
    <style:style style:name="T28" style:family="text">
      <style:text-properties style:use-window-font-color="true" loext:opacity="0%" style:font-name="Times New Roman" fo:font-size="12pt" fo:language="en" fo:country="US" fo:font-style="normal" officeooo:rsid="002a50fd" style:font-name-asian="Times New Roman" style:font-size-asian="12pt" style:font-style-asian="normal" style:font-name-complex="Times New Roman" style:font-size-complex="12pt" style:language-complex="ar" style:country-complex="SA" style:font-style-complex="normal"/>
    </style:style>
    <style:style style:name="T29" style:family="text">
      <style:text-properties style:use-window-font-color="true" loext:opacity="0%" style:font-name="Times New Roman" fo:font-size="12pt" fo:language="en" fo:country="US" fo:font-style="normal" officeooo:rsid="004f14b0" style:font-name-asian="Times New Roman" style:font-size-asian="12pt" style:font-style-asian="normal" style:font-name-complex="Times New Roman" style:font-size-complex="12pt" style:language-complex="ar" style:country-complex="SA" style:font-style-complex="normal"/>
    </style:style>
    <style:style style:name="T30" style:family="text">
      <style:text-properties style:use-window-font-color="true" loext:opacity="0%" style:font-name="Times New Roman" fo:font-size="12pt" fo:language="en" fo:country="US" fo:font-style="normal" officeooo:rsid="0026d4f1" style:font-name-asian="Times New Roman" style:font-size-asian="12pt" style:font-style-asian="normal" style:font-name-complex="Times New Roman" style:font-size-complex="12pt" style:language-complex="ar" style:country-complex="SA" style:font-style-complex="normal"/>
    </style:style>
    <style:style style:name="T31" style:family="text">
      <style:text-properties style:use-window-font-color="true" loext:opacity="0%" style:font-name="Times New Roman" fo:font-size="12pt" fo:language="en" fo:country="US" fo:font-style="normal" officeooo:rsid="00535ce2"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loext:opacity="0%" style:font-name="Times New Roman" fo:font-size="12pt" fo:language="en" fo:country="US" fo:font-style="normal" officeooo:rsid="005a055c" style:font-name-asian="Times New Roman" style:font-size-asian="12pt" style:font-style-asian="normal" style:font-name-complex="Times New Roman" style:font-size-complex="12pt" style:language-complex="ar" style:country-complex="SA" style:font-style-complex="normal"/>
    </style:style>
    <style:style style:name="T33" style:family="text">
      <style:text-properties style:use-window-font-color="true" loext:opacity="0%" style:font-name="Times New Roman" fo:font-size="12pt" fo:language="en" fo:country="US" fo:font-style="normal" officeooo:rsid="0028722b" style:font-name-asian="Times New Roman" style:font-size-asian="12pt" style:font-style-asian="normal" style:font-name-complex="Times New Roman" style:font-size-complex="12pt" style:language-complex="ar" style:country-complex="SA" style:font-style-complex="normal"/>
    </style:style>
    <style:style style:name="T34" style:family="text">
      <style:text-properties style:use-window-font-color="true" loext:opacity="0%" style:font-name="Times New Roman" fo:font-size="12pt" fo:language="en" fo:country="US" fo:font-style="normal" officeooo:rsid="005beba2" style:font-name-asian="Times New Roman" style:font-size-asian="12pt" style:font-style-asian="normal" style:font-name-complex="Times New Roman" style:font-size-complex="12pt" style:language-complex="ar" style:country-complex="SA" style:font-style-complex="normal"/>
    </style:style>
    <style:style style:name="T35" style:family="text">
      <style:text-properties style:use-window-font-color="true" loext:opacity="0%" style:font-name="Times New Roman" fo:font-size="12pt" fo:language="en" fo:country="US" fo:font-style="normal" officeooo:rsid="003b7d13" style:font-name-asian="Times New Roman" style:font-size-asian="12pt" style:font-style-asian="normal" style:font-name-complex="Times New Roman" style:font-size-complex="12pt" style:language-complex="ar" style:country-complex="SA" style:font-style-complex="normal"/>
    </style:style>
    <style:style style:name="T36" style:family="text">
      <style:text-properties style:use-window-font-color="true" loext:opacity="0%" style:font-name="Times New Roman" fo:font-size="12pt" fo:language="en" fo:country="US" fo:font-style="normal" officeooo:rsid="0066562a" style:font-name-asian="Times New Roman" style:font-size-asian="12pt" style:font-style-asian="normal" style:font-name-complex="Times New Roman" style:font-size-complex="12pt" style:language-complex="ar" style:country-complex="SA" style:font-style-complex="normal"/>
    </style:style>
    <style:style style:name="T37" style:family="text">
      <style:text-properties style:use-window-font-color="true" loext:opacity="0%" style:font-name="Times New Roman" fo:font-size="12pt" fo:language="en" fo:country="US" fo:font-style="normal" officeooo:rsid="0067e356" style:font-name-asian="Times New Roman" style:font-size-asian="12pt" style:font-style-asian="normal" style:font-name-complex="Times New Roman" style:font-size-complex="12pt" style:language-complex="ar" style:country-complex="SA" style:font-style-complex="normal"/>
    </style:style>
    <style:style style:name="T38" style:family="text">
      <style:text-properties style:use-window-font-color="true" loext:opacity="0%"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39" style:family="text">
      <style:text-properties style:use-window-font-color="true" loext:opacity="0%" style:font-name="Times New Roman" fo:font-size="12pt" fo:language="en" fo:country="US" fo:font-weight="normal" officeooo:rsid="00503e48" style:font-name-asian="Times New Roman" style:font-size-asian="12pt" style:font-weight-asian="normal" style:font-name-complex="Times New Roman" style:font-size-complex="12pt" style:language-complex="ar" style:country-complex="SA" style:font-weight-complex="normal"/>
    </style:style>
    <style:style style:name="T40" style:family="text">
      <style:text-properties style:use-window-font-color="true" loext:opacity="0%" style:font-name="Times New Roman" fo:font-size="12pt" fo:language="en" fo:country="US" fo:font-weight="normal" officeooo:rsid="00516b30" style:font-name-asian="Times New Roman" style:font-size-asian="12pt" style:font-weight-asian="normal" style:font-name-complex="Times New Roman" style:font-size-complex="12pt" style:language-complex="ar" style:country-complex="SA" style:font-weight-complex="normal"/>
    </style:style>
    <style:style style:name="T41" style:family="text">
      <style:text-properties style:use-window-font-color="true" loext:opacity="0%" style:font-name="Times New Roman" fo:font-size="12pt" fo:language="en" fo:country="US" fo:font-weight="normal" officeooo:rsid="00587e39" style:font-name-asian="Times New Roman" style:font-size-asian="12pt" style:font-weight-asian="normal" style:font-name-complex="Times New Roman" style:font-size-complex="12pt" style:language-complex="ar" style:country-complex="SA" style:font-weight-complex="normal"/>
    </style:style>
    <style:style style:name="T42" style:family="text">
      <style:text-properties style:use-window-font-color="true" loext:opacity="0%" style:font-name="Times New Roman" fo:font-size="12pt" fo:language="en" fo:country="US" fo:font-weight="normal" officeooo:rsid="00774b2f" style:font-name-asian="Times New Roman" style:font-size-asian="12pt" style:font-weight-asian="normal" style:font-name-complex="Times New Roman" style:font-size-complex="12pt" style:language-complex="ar" style:country-complex="SA" style:font-weight-complex="normal"/>
    </style:style>
    <style:style style:name="T43"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44" style:family="text">
      <style:text-properties style:use-window-font-color="true" loext:opacity="0%" style:font-name="Times New Roman" fo:font-size="10pt" fo:language="en" fo:country="US" officeooo:rsid="0054899a" style:font-name-asian="Times New Roman" style:font-size-asian="10pt" style:font-name-complex="Times New Roman" style:font-size-complex="12pt" style:language-complex="ar" style:country-complex="SA"/>
    </style:style>
    <style:style style:name="T45"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46" style:family="text">
      <style:text-properties officeooo:rsid="001bc36d"/>
    </style:style>
    <style:style style:name="T47" style:family="text">
      <style:text-properties officeooo:rsid="001c97f8"/>
    </style:style>
    <style:style style:name="T48" style:family="text">
      <style:text-properties officeooo:rsid="001e3bc6"/>
    </style:style>
    <style:style style:name="T49" style:family="text">
      <style:text-properties officeooo:rsid="001fdd6e"/>
    </style:style>
    <style:style style:name="T50" style:family="text">
      <style:text-properties officeooo:rsid="00205802"/>
    </style:style>
    <style:style style:name="T51" style:family="text">
      <style:text-properties officeooo:rsid="00206d5e"/>
    </style:style>
    <style:style style:name="T52" style:family="text">
      <style:text-properties fo:font-weight="bold" style:font-weight-asian="bold" style:font-weight-complex="bold"/>
    </style:style>
    <style:style style:name="T53" style:family="text">
      <style:text-properties fo:font-weight="bold" officeooo:rsid="00774b2f"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021b072" style:font-weight-asian="normal" style:font-weight-complex="normal"/>
    </style:style>
    <style:style style:name="T56" style:family="text">
      <style:text-properties fo:font-weight="normal" officeooo:rsid="00503e48" style:font-weight-asian="normal" style:font-weight-complex="normal"/>
    </style:style>
    <style:style style:name="T57" style:family="text">
      <style:text-properties fo:font-weight="normal" officeooo:rsid="00516b30" style:font-weight-asian="normal" style:font-weight-complex="normal"/>
    </style:style>
    <style:style style:name="T58" style:family="text">
      <style:text-properties fo:font-weight="normal" officeooo:rsid="0070899a" style:font-weight-asian="normal" style:font-weight-complex="normal"/>
    </style:style>
    <style:style style:name="T59" style:family="text">
      <style:text-properties officeooo:rsid="0021b072"/>
    </style:style>
    <style:style style:name="T60" style:family="text">
      <style:text-properties officeooo:rsid="00220151"/>
    </style:style>
    <style:style style:name="T61" style:family="text">
      <style:text-properties fo:font-style="italic" style:font-style-asian="italic" style:font-style-complex="italic"/>
    </style:style>
    <style:style style:name="T62" style:family="text">
      <style:text-properties fo:font-style="italic" officeooo:rsid="00220151" style:font-style-asian="italic" style:font-style-complex="italic"/>
    </style:style>
    <style:style style:name="T63" style:family="text">
      <style:text-properties fo:font-style="italic" officeooo:rsid="0026d4f1" style:font-style-asian="italic" style:font-style-complex="italic"/>
    </style:style>
    <style:style style:name="T64" style:family="text">
      <style:text-properties fo:font-style="italic" officeooo:rsid="002a50fd" style:font-style-asian="italic" style:font-style-complex="italic"/>
    </style:style>
    <style:style style:name="T65" style:family="text">
      <style:text-properties fo:font-style="italic" officeooo:rsid="0027898f" style:font-style-asian="italic" style:font-style-complex="italic"/>
    </style:style>
    <style:style style:name="T66" style:family="text">
      <style:text-properties fo:font-style="italic" officeooo:rsid="003906dc" style:font-style-asian="italic" style:font-style-complex="italic"/>
    </style:style>
    <style:style style:name="T67" style:family="text">
      <style:text-properties fo:font-style="italic" officeooo:rsid="003a25a3" style:font-style-asian="italic" style:font-style-complex="italic"/>
    </style:style>
    <style:style style:name="T68" style:family="text">
      <style:text-properties fo:font-style="italic" officeooo:rsid="00411a4d" style:font-style-asian="italic" style:font-style-complex="italic"/>
    </style:style>
    <style:style style:name="T69" style:family="text">
      <style:text-properties fo:font-style="italic" officeooo:rsid="00426e4f" style:font-style-asian="italic" style:font-style-complex="italic"/>
    </style:style>
    <style:style style:name="T70" style:family="text">
      <style:text-properties fo:font-style="italic" officeooo:rsid="0054899a" style:font-style-asian="italic" style:font-style-complex="italic"/>
    </style:style>
    <style:style style:name="T71" style:family="text">
      <style:text-properties fo:font-style="italic" officeooo:rsid="003b7d13" style:font-style-asian="italic" style:font-style-complex="italic"/>
    </style:style>
    <style:style style:name="T72" style:family="text">
      <style:text-properties fo:font-style="italic" officeooo:rsid="0066562a" style:font-style-asian="italic" style:font-style-complex="italic"/>
    </style:style>
    <style:style style:name="T73" style:family="text">
      <style:text-properties fo:font-style="italic" officeooo:rsid="0067e356" style:font-style-asian="italic" style:font-style-complex="italic"/>
    </style:style>
    <style:style style:name="T74" style:family="text">
      <style:text-properties fo:font-style="italic" officeooo:rsid="0081ffc3" style:font-style-asian="italic" style:font-style-complex="italic"/>
    </style:style>
    <style:style style:name="T75" style:family="text">
      <style:text-properties fo:font-style="italic" officeooo:rsid="0028722b" style:font-style-asian="italic" style:font-style-complex="italic"/>
    </style:style>
    <style:style style:name="T76" style:family="text">
      <style:text-properties fo:font-style="italic" fo:font-weight="normal"/>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normal" style:font-style-asian="normal" style:font-style-complex="normal"/>
    </style:style>
    <style:style style:name="T79" style:family="text">
      <style:text-properties fo:font-style="normal" officeooo:rsid="0023e673" style:font-style-asian="normal" style:font-style-complex="normal"/>
    </style:style>
    <style:style style:name="T80" style:family="text">
      <style:text-properties fo:font-style="normal" officeooo:rsid="002573e1" style:font-style-asian="normal" style:font-style-complex="normal"/>
    </style:style>
    <style:style style:name="T81" style:family="text">
      <style:text-properties fo:font-style="normal" officeooo:rsid="0025a9c1" style:font-style-asian="normal" style:font-style-complex="normal"/>
    </style:style>
    <style:style style:name="T82" style:family="text">
      <style:text-properties fo:font-style="normal" officeooo:rsid="0027898f" style:font-style-asian="normal" style:font-style-complex="normal"/>
    </style:style>
    <style:style style:name="T83" style:family="text">
      <style:text-properties fo:font-style="normal" officeooo:rsid="0028722b" style:font-style-asian="normal" style:font-style-complex="normal"/>
    </style:style>
    <style:style style:name="T84" style:family="text">
      <style:text-properties fo:font-style="normal" officeooo:rsid="002a50fd" style:font-style-asian="normal" style:font-style-complex="normal"/>
    </style:style>
    <style:style style:name="T85" style:family="text">
      <style:text-properties fo:font-style="normal" officeooo:rsid="002bb45c" style:font-style-asian="normal" style:font-style-complex="normal"/>
    </style:style>
    <style:style style:name="T86" style:family="text">
      <style:text-properties fo:font-style="normal" officeooo:rsid="003906dc" style:font-style-asian="normal" style:font-style-complex="normal"/>
    </style:style>
    <style:style style:name="T87" style:family="text">
      <style:text-properties fo:font-style="normal" officeooo:rsid="003b7d13" style:font-style-asian="normal" style:font-style-complex="normal"/>
    </style:style>
    <style:style style:name="T88" style:family="text">
      <style:text-properties fo:font-style="normal" officeooo:rsid="00406bcb" style:font-style-asian="normal" style:font-style-complex="normal"/>
    </style:style>
    <style:style style:name="T89" style:family="text">
      <style:text-properties fo:font-style="normal" officeooo:rsid="00426e4f" style:font-style-asian="normal" style:font-style-complex="normal"/>
    </style:style>
    <style:style style:name="T90" style:family="text">
      <style:text-properties fo:font-style="normal" officeooo:rsid="0043fd01" style:font-style-asian="normal" style:font-style-complex="normal"/>
    </style:style>
    <style:style style:name="T91" style:family="text">
      <style:text-properties fo:font-style="normal" officeooo:rsid="0026d4f1" style:font-style-asian="normal" style:font-style-complex="normal"/>
    </style:style>
    <style:style style:name="T92" style:family="text">
      <style:text-properties fo:font-style="normal" officeooo:rsid="00541590" style:font-style-asian="normal" style:font-style-complex="normal"/>
    </style:style>
    <style:style style:name="T93" style:family="text">
      <style:text-properties fo:font-style="normal" officeooo:rsid="005a055c" style:font-style-asian="normal" style:font-style-complex="normal"/>
    </style:style>
    <style:style style:name="T94" style:family="text">
      <style:text-properties fo:font-style="normal" officeooo:rsid="005beba2" style:font-style-asian="normal" style:font-style-complex="normal"/>
    </style:style>
    <style:style style:name="T95" style:family="text">
      <style:text-properties fo:font-style="normal" officeooo:rsid="005cf58b" style:font-style-asian="normal" style:font-style-complex="normal"/>
    </style:style>
    <style:style style:name="T96" style:family="text">
      <style:text-properties fo:font-style="normal" officeooo:rsid="0066562a" style:font-style-asian="normal" style:font-style-complex="normal"/>
    </style:style>
    <style:style style:name="T97" style:family="text">
      <style:text-properties fo:font-style="normal" officeooo:rsid="0067e356" style:font-style-asian="normal" style:font-style-complex="normal"/>
    </style:style>
    <style:style style:name="T98" style:family="text">
      <style:text-properties fo:font-style="normal" officeooo:rsid="007172a0" style:font-style-asian="normal" style:font-style-complex="normal"/>
    </style:style>
    <style:style style:name="T99" style:family="text">
      <style:text-properties fo:font-style="normal" officeooo:rsid="0081ffc3" style:font-style-asian="normal" style:font-style-complex="normal"/>
    </style:style>
    <style:style style:name="T100" style:family="text">
      <style:text-properties officeooo:rsid="0023e673"/>
    </style:style>
    <style:style style:name="T101" style:family="text">
      <style:text-properties officeooo:rsid="002573e1"/>
    </style:style>
    <style:style style:name="T102" style:family="text">
      <style:text-properties officeooo:rsid="0026d4f1"/>
    </style:style>
    <style:style style:name="T103" style:family="text">
      <style:text-properties officeooo:rsid="0027898f"/>
    </style:style>
    <style:style style:name="T104" style:family="text">
      <style:text-properties officeooo:rsid="002fe53d"/>
    </style:style>
    <style:style style:name="T105" style:family="text">
      <style:text-properties officeooo:rsid="0030b062"/>
    </style:style>
    <style:style style:name="T106" style:family="text">
      <style:text-properties officeooo:rsid="0031f506"/>
    </style:style>
    <style:style style:name="T107" style:family="text">
      <style:text-properties officeooo:rsid="0033b2aa"/>
    </style:style>
    <style:style style:name="T108" style:family="text">
      <style:text-properties officeooo:rsid="00359f76"/>
    </style:style>
    <style:style style:name="T109" style:family="text">
      <style:text-properties officeooo:rsid="0037ad02"/>
    </style:style>
    <style:style style:name="T110" style:family="text">
      <style:text-properties officeooo:rsid="003a25a3"/>
    </style:style>
    <style:style style:name="T111" style:family="text">
      <style:text-properties officeooo:rsid="003b7d13"/>
    </style:style>
    <style:style style:name="T112" style:family="text">
      <style:text-properties officeooo:rsid="003c125a"/>
    </style:style>
    <style:style style:name="T113" style:family="text">
      <style:text-properties officeooo:rsid="003d2bfb"/>
    </style:style>
    <style:style style:name="T114" style:family="text">
      <style:text-properties officeooo:rsid="00406bcb"/>
    </style:style>
    <style:style style:name="T115" style:family="text">
      <style:text-properties officeooo:rsid="00411a4d"/>
    </style:style>
    <style:style style:name="T116" style:family="text">
      <style:text-properties officeooo:rsid="00426e4f"/>
    </style:style>
    <style:style style:name="T117" style:family="text">
      <style:text-properties officeooo:rsid="00448b2b"/>
    </style:style>
    <style:style style:name="T118" style:family="text">
      <style:text-properties officeooo:rsid="0044fa65"/>
    </style:style>
    <style:style style:name="T119" style:family="text">
      <style:text-properties officeooo:rsid="004527a6"/>
    </style:style>
    <style:style style:name="T120" style:family="text">
      <style:text-properties officeooo:rsid="004cfacf"/>
    </style:style>
    <style:style style:name="T121" style:family="text">
      <style:text-properties officeooo:rsid="004f14b0"/>
    </style:style>
    <style:style style:name="T122" style:family="text">
      <style:text-properties officeooo:rsid="00541590"/>
    </style:style>
    <style:style style:name="T123" style:family="text">
      <style:text-properties officeooo:rsid="0054899a"/>
    </style:style>
    <style:style style:name="T124" style:family="text">
      <style:text-properties officeooo:rsid="0055a410"/>
    </style:style>
    <style:style style:name="T125" style:family="text">
      <style:text-properties officeooo:rsid="0056ff5c"/>
    </style:style>
    <style:style style:name="T126" style:family="text">
      <style:text-properties officeooo:rsid="0028722b"/>
    </style:style>
    <style:style style:name="T127" style:family="text">
      <style:text-properties officeooo:rsid="005f4f3f"/>
    </style:style>
    <style:style style:name="T128" style:family="text">
      <style:text-properties officeooo:rsid="002a50fd"/>
    </style:style>
    <style:style style:name="T129" style:family="text">
      <style:text-properties officeooo:rsid="00661a23"/>
    </style:style>
    <style:style style:name="T130" style:family="text">
      <style:text-properties officeooo:rsid="0066562a"/>
    </style:style>
    <style:style style:name="T131" style:family="text">
      <style:text-properties officeooo:rsid="0067e356"/>
    </style:style>
    <style:style style:name="T132" style:family="text">
      <style:text-properties officeooo:rsid="0070899a"/>
    </style:style>
    <style:style style:name="T133" style:family="text">
      <style:text-properties officeooo:rsid="00771f99"/>
    </style:style>
    <style:style style:name="T134" style:family="text">
      <style:text-properties officeooo:rsid="00774b2f"/>
    </style:style>
    <style:style style:name="T135" style:family="text">
      <style:text-properties officeooo:rsid="007779c4"/>
    </style:style>
    <style:style style:name="T136" style:family="text">
      <style:text-properties officeooo:rsid="007e7591"/>
    </style:style>
    <style:style style:name="T137" style:family="text">
      <style:text-properties officeooo:rsid="0080df70"/>
    </style:style>
    <style:style style:name="T138" style:family="text">
      <style:text-properties officeooo:rsid="0081ffc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text:bookmark-start text:name="__RefHeading___Toc3969_1750421117"/>Introduction (Informative)<text:bookmark-end text:name="__RefHeading___Toc3969_1750421117"/></text:h>
      <text:p text:style-name="P10">This <text:span text:style-name="T8">s</text:span>tandard <text:span text:style-name="T8">defines a </text:span>method for Throttle Nodes to find Train Nodes on the network, and for <text:span text:style-name="T132">track protocol</text:span> use-cases, instruct an OpenLCB Command Station to create a virtual Train Node given a track protocol <text:span text:style-name="T132">and an address</text:span>. <text:span text:style-name="T9">This standard is not specific to any </text:span><text:span text:style-name="T132">link layer</text:span><text:span text:style-name="T9"> </text:span><text:span text:style-name="T132">choice</text:span><text:span text:style-name="T9">.</text:span></text:p>
      <text:h text:style-name="Heading_20_1" text:outline-level="1"><text:bookmark-start text:name="__RefHeading___Toc3971_1750421117"/>Intended Use (Informative)<text:bookmark-end text:name="__RefHeading___Toc3971_1750421117"/></text:h>
      <text:p text:style-name="P20">The OpenLCB <text:span text:style-name="T132">Train Control</text:span> <text:span text:style-name="T138">p</text:span>rotocol describes how a Node acting as <text:span text:style-name="T132">t</text:span>hrottle can and should control a Node acting as a train. An important component of an ecosystem is how the throttle can find the remote <text:span text:style-name="T132">T</text:span>rain <text:span text:style-name="T132">N</text:span>ode that corresponds to the user’s desired locomotive to control. This standard defines one possible method on how to find <text:span text:style-name="T132">T</text:span>rain <text:span text:style-name="T132">N</text:span>odes from a throttle. As a basic transport this method uses the Event Transport protocol.</text:p>
      <text:p text:style-name="P21"><text:span text:style-name="T138">When an OpenLCB Command Station is controlling many locomotives through a track protocol (e.g. DCC), it </text:span>act<text:span text:style-name="T138">s</text:span> as a gateway between the OpenLCB <text:span text:style-name="T132">Train Control</text:span> protocol and <text:span text:style-name="T138">the</text:span> track protocol.<text:span text:style-name="T138"> For the purpose of the Train Control protocol, all of the controlled trains have to have unique Train Nodes on the OpenLCB bus, therefore the Command Station is representing many Nodes on the OpenLCB bus. These are called</text:span><text:span text:style-name="T74"> virtual Nodes</text:span><text:span text:style-name="T99">, or</text:span><text:span text:style-name="T74"> virtual Train Nodes</text:span><text:span text:style-name="T99">.</text:span></text:p>
      <text:p text:style-name="P21">In addition to finding already existing Train Nodes, this standard describes an interaction that can be followed by a Command Station to instantiate <text:span text:style-name="T138">the </text:span>virtual <text:span text:style-name="T138">Train </text:span>Nodes. <text:span text:style-name="T111">As part of this interaction, certain options are specifically enumerated in this standard that are specific to current commonly used track protocols (such as DCC), while leaving expansion space for including additional such protocols in future revisions.</text:span></text:p>
      <text:p text:style-name="P83">Note that this standard does not exclude other methods and standards, including some not yet developed, for the same or similar purposes. <text:span text:style-name="T104">See the Train Search Protocol Technical Note for some alternatives that were considered or can be employed based on more general enumeration protocols.</text:span></text:p>
      <text:h text:style-name="Heading_20_1" text:outline-level="1"><text:bookmark-start text:name="__RefHeading___Toc3973_1750421117"/>References and Context (Normative)<text:bookmark-end text:name="__RefHeading___Toc3973_1750421117"/></text:h>
      <text:p text:style-name="Standard">This specification is in the context of the following OpenLCB Standards:</text:p>
      <text:list text:style-name="L3">
        <text:list-item>
          <text:p text:style-name="P90">The Event Transport Standard, which defines the protocol for transporting events, <text:span text:style-name="T9">including the messages and interactions for inquiry and discovery of event Producers.</text:span></text:p>
        </text:list-item>
        <text:list-item>
          <text:p text:style-name="P91">The Event Identifiers Standard which describes the allocation scheme of Event Identifiers.</text:p>
        </text:list-item>
      </text:list>
      <text:p text:style-name="Standard"><text:soft-page-break/>For more information on format and presentation, see: </text:p>
      <text:list text:style-name="L4">
        <text:list-item>
          <text:p text:style-name="P92">OpenLCB Common Information Technical Note</text:p>
        </text:list-item>
      </text:list>
      <text:h text:style-name="Heading_20_1" text:outline-level="1"><text:bookmark-start text:name="__RefHeading___Toc3975_1750421117"/>Message Formats (Normative)<text:bookmark-end text:name="__RefHeading___Toc3975_1750421117"/></text:h>
      <text:p text:style-name="P11">This standard does not define any OpenLCB messages.</text:p>
      <text:h text:style-name="Heading_20_1" text:outline-level="1"><text:bookmark-start text:name="__RefHeading___Toc3977_1750421117"/><text:span text:style-name="T10">Allocation</text:span> (Normative)<text:bookmark-end text:name="__RefHeading___Toc3977_1750421117"/></text:h>
      <text:h text:style-name="Heading_20_2" text:outline-level="2"><text:bookmark-start text:name="__RefHeading___Toc6935_2256849141"/>Identifier Range allocation and License terms<text:bookmark-end text:name="__RefHeading___Toc6935_2256849141"/></text:h>
      <text:p text:style-name="P11">For the purpose of the Train Search Protocol the following block of consecutive Event Identifiers is allocated:</text:p>
      <text:p text:style-name="P13">09.00.99.FF.00.00.00.00 <text:span text:style-name="T11">–</text:span> 09.00.99.FF.FF.FF.FF.FF</text:p>
      <text:p text:style-name="P12">All Event Identifiers in this range are reserved for exclusive use according to the interactions defined by this standard and shall not be used for any other purpose.</text:p>
      <text:p text:style-name="P23">The legal entity to whom this Event Identifier range is allocated by the <text:span text:style-name="T136">Unique </text:span>Identifiers Standard, Train Control Systems, Inc, hereby grants an irrevocable, <text:span text:style-name="T47">non-transferable</text:span> license to anyone for using the quoted Event Identifiers on the condition, and only so long as, that their use is compliant to this Standard or any later version of it, published by Train Control Systems, Inc., <text:span text:style-name="T120">or the OpenLCB Group.</text:span></text:p>
      <text:h text:style-name="P77" text:outline-level="2"><text:bookmark-start text:name="__RefHeading___Toc6933_2256849141"/>Identifier Format<text:bookmark-end text:name="__RefHeading___Toc6933_2256849141"/></text:h>
      <text:p text:style-name="P72">Note that the semantic meaning of these identifiers are defined in Section<text:bookmark-ref text:reference-format="number" text:ref-name="__RefHeading___Toc3979_1750421117"> 6 </text:bookmark-ref>(Interactions).</text:p>
      <text:p text:style-name="P22"><text:span text:style-name="T53">Table 1. </text:span>The Event Identifiers in the given range are defined as follows:</text:p>
      <table:table table:name="Table2" table:style-name="Table2">
        <table:table-column table:style-name="Table2.A" table:number-columns-repeated="8"/>
        <table:table-header-rows>
          <table:table-row table:style-name="Table2.1">
            <table:table-cell table:style-name="Table2.A1" office:value-type="string">
              <text:p text:style-name="P47">Byte 1</text:p>
            </table:table-cell>
            <table:table-cell table:style-name="Table2.A1" office:value-type="string">
              <text:p text:style-name="P47">Byte 2</text:p>
            </table:table-cell>
            <table:table-cell table:style-name="Table2.A1" office:value-type="string">
              <text:p text:style-name="P47">Byte 3</text:p>
            </table:table-cell>
            <table:table-cell table:style-name="Table2.A1" office:value-type="string">
              <text:p text:style-name="P47">Byte 4</text:p>
            </table:table-cell>
            <table:table-cell table:style-name="Table2.A1" office:value-type="string">
              <text:p text:style-name="P47">Byte 5</text:p>
            </table:table-cell>
            <table:table-cell table:style-name="Table2.A1" office:value-type="string">
              <text:p text:style-name="P47">Byte 6</text:p>
            </table:table-cell>
            <table:table-cell table:style-name="Table2.A1" office:value-type="string">
              <text:p text:style-name="P47">Byte 7</text:p>
            </table:table-cell>
            <table:table-cell table:style-name="Table2.H1" office:value-type="string">
              <text:p text:style-name="P47">Byte 8</text:p>
            </table:table-cell>
          </table:table-row>
          <table:table-row table:style-name="Table2.2">
            <table:table-cell table:style-name="Table2.A2" office:value-type="string">
              <text:p text:style-name="P24">09</text:p>
            </table:table-cell>
            <table:table-cell table:style-name="Table2.B2" office:value-type="string">
              <text:p text:style-name="P53">00</text:p>
            </table:table-cell>
            <table:table-cell table:style-name="Table2.C2" office:value-type="string">
              <text:p text:style-name="P24">99</text:p>
            </table:table-cell>
            <table:table-cell table:style-name="Table2.C2" office:value-type="string">
              <text:p text:style-name="P24">FF</text:p>
            </table:table-cell>
            <table:table-cell table:style-name="Table2.C2" office:value-type="string">
              <text:p text:style-name="P27">qq</text:p>
            </table:table-cell>
            <table:table-cell table:style-name="Table2.C2" office:value-type="string">
              <text:p text:style-name="P27">qq</text:p>
            </table:table-cell>
            <table:table-cell table:style-name="Table2.C2" office:value-type="string">
              <text:p text:style-name="P27">qq</text:p>
            </table:table-cell>
            <table:table-cell table:style-name="Table2.H2" office:value-type="string">
              <text:p text:style-name="P54">rr</text:p>
            </table:table-cell>
          </table:table-row>
          <table:table-row table:style-name="Table2.3">
            <table:table-cell table:style-name="Table2.A3" table:number-columns-spanned="4" office:value-type="string">
              <text:p text:style-name="P27">Fixed prefix</text:p>
            </table:table-cell>
            <table:covered-table-cell/>
            <table:covered-table-cell/>
            <table:covered-table-cell/>
            <table:table-cell table:style-name="Table2.E3" table:number-columns-spanned="3" office:value-type="string">
              <text:p text:style-name="P27">Search query<text:line-break/>(6 nibbles)</text:p>
            </table:table-cell>
            <table:covered-table-cell/>
            <table:covered-table-cell/>
            <table:table-cell table:style-name="Table2.H3" office:value-type="string">
              <text:p text:style-name="P27">Flags</text:p>
            </table:table-cell>
          </table:table-row>
        </table:table-header-rows>
      </table:table>
      <text:p text:style-name="P31"/>
      <text:p text:style-name="P30">The search query ‘<text:span text:style-name="T47">qq qq qq’ </text:span>shall be a sequence of 6 nibbles in MSB-first order stored in Bytes 5, 6 and 7 of the Event Identifier. </text:p>
      <text:p text:style-name="P30"><text:span text:style-name="T53">Table 2.</text:span><text:span text:style-name="T134"> </text:span>Each individual nibble is one position of the search string:</text:p>
      <table:table table:name="Table3" table:style-name="Table3">
        <table:table-column table:style-name="Table3.A"/>
        <table:table-column table:style-name="Table3.B"/>
        <table:table-header-rows>
          <table:table-row table:style-name="Table3.1">
            <table:table-cell table:style-name="Table3.A1" office:value-type="string">
              <text:p text:style-name="P48"><text:span text:style-name="T49">Search Query </text:span>Nibbl<text:span text:style-name="T47">e</text:span> value</text:p>
            </table:table-cell>
            <table:table-cell table:style-name="Table3.B1" office:value-type="string">
              <text:p text:style-name="P48">Description</text:p>
            </table:table-cell>
          </table:table-row>
        </table:table-header-rows>
        <table:table-row table:style-name="Table3.2">
          <table:table-cell table:style-name="Table3.A2" office:value-type="string">
            <text:p text:style-name="P25">0 - <text:span text:style-name="T46">9</text:span></text:p>
          </table:table-cell>
          <table:table-cell table:style-name="Table3.B2" office:value-type="string">
            <text:p text:style-name="P29">The given position of the search term is the given number</text:p>
          </table:table-cell>
        </table:table-row>
        <text:soft-page-break/>
        <table:table-row table:style-name="Table3.3">
          <table:table-cell table:style-name="Table3.A3" office:value-type="string">
            <text:p text:style-name="P27">0xA - 0xE</text:p>
          </table:table-cell>
          <table:table-cell table:style-name="Table3.B3" office:value-type="string">
            <text:p text:style-name="P29">Reserved. Do not send, check upon receipt.</text:p>
          </table:table-cell>
        </table:table-row>
        <table:table-row table:style-name="Table3.4">
          <table:table-cell table:style-name="Table3.A4" office:value-type="string">
            <text:p text:style-name="P27">0xF</text:p>
          </table:table-cell>
          <table:table-cell table:style-name="Table3.B4" office:value-type="string">
            <text:p text:style-name="P29">Empty / unused character position. <text:span text:style-name="T48">Short queries shall be padded with this </text:span>nibble value <text:span text:style-name="T48">to 6 characters long</text:span>. <text:span text:style-name="T48">Multiple search terms may be concatenated to a search query with this nibble as a separator between them, which means the individual terms shall be evaluated with </text:span><text:span text:style-name="T137">an </text:span><text:span text:style-name="T48">AND relation between them.</text:span></text:p>
          </table:table-cell>
        </table:table-row>
      </table:table>
      <text:p text:style-name="P32"/>
      <text:p text:style-name="P64"><text:span text:style-name="T53">Table 3.</text:span><text:span text:style-name="T134"> </text:span>The flag byte ‘<text:span text:style-name="T11">rr</text:span>’ is defined as follows:</text:p>
      <table:table table:name="Table4" table:style-name="Table4">
        <table:table-column table:style-name="Table4.A" table:number-columns-repeated="4"/>
        <table:table-column table:style-name="Table4.E"/>
        <table:table-header-rows>
          <table:table-row table:style-name="Table4.1">
            <table:table-cell table:style-name="Table4.A1" office:value-type="string">
              <text:p text:style-name="P51">Bit 7</text:p>
            </table:table-cell>
            <table:table-cell table:style-name="Table4.A1" office:value-type="string">
              <text:p text:style-name="P51">Bit 6</text:p>
            </table:table-cell>
            <table:table-cell table:style-name="Table4.A1" office:value-type="string">
              <text:p text:style-name="P51">Bit 5</text:p>
            </table:table-cell>
            <table:table-cell table:style-name="Table4.A1" office:value-type="string">
              <text:p text:style-name="P51">Bit<text:span text:style-name="T107">s</text:span> <text:span text:style-name="T106">4</text:span>-0</text:p>
            </table:table-cell>
            <table:table-cell table:style-name="Table4.E1" office:value-type="string">
              <text:p text:style-name="P49">Description</text:p>
            </table:table-cell>
          </table:table-row>
        </table:table-header-rows>
        <table:table-row table:style-name="Table4.2">
          <table:table-cell table:style-name="Table4.A2" office:value-type="string">
            <text:p text:style-name="P55">Allocate</text:p>
          </table:table-cell>
          <table:table-cell table:style-name="Table4.B2" office:value-type="string">
            <text:p text:style-name="P26"/>
          </table:table-cell>
          <table:table-cell table:style-name="Table4.C2" office:value-type="string">
            <text:p text:style-name="P26"/>
          </table:table-cell>
          <table:table-cell table:style-name="Table4.D2" office:value-type="string">
            <text:p text:style-name="P26"/>
          </table:table-cell>
          <table:table-cell table:style-name="Table4.E2" office:value-type="string">
            <text:p text:style-name="P56"><text:span text:style-name="T50">0x80</text:span>: Force allocate <text:span text:style-name="T132">new gateway</text:span> node<text:line-break/>0: Search<text:span text:style-name="T51"> only existing nodes</text:span></text:p>
          </table:table-cell>
        </table:table-row>
        <table:table-row table:style-name="Table4.3">
          <table:table-cell table:style-name="Table4.A3" office:value-type="string">
            <text:p text:style-name="P28"/>
          </table:table-cell>
          <table:table-cell table:style-name="Table4.B3" office:value-type="string">
            <text:p text:style-name="P57">Exact</text:p>
          </table:table-cell>
          <table:table-cell table:style-name="Table4.C3" office:value-type="string">
            <text:p text:style-name="P28"/>
          </table:table-cell>
          <table:table-cell table:style-name="Table4.D3" office:value-type="string">
            <text:p text:style-name="P28"/>
          </table:table-cell>
          <table:table-cell table:style-name="Table4.E3" office:value-type="string">
            <text:p text:style-name="P58">0x40: Exact match only</text:p>
            <text:p text:style-name="P58">0: All matches (including partial match)</text:p>
          </table:table-cell>
        </table:table-row>
        <table:table-row table:style-name="Table4.4">
          <table:table-cell table:style-name="Table4.A4" office:value-type="string">
            <text:p text:style-name="P28"/>
          </table:table-cell>
          <table:table-cell table:style-name="Table4.B4" office:value-type="string">
            <text:p text:style-name="P28"/>
          </table:table-cell>
          <table:table-cell table:style-name="Table4.C4" office:value-type="string">
            <text:p text:style-name="P57">Address only</text:p>
          </table:table-cell>
          <table:table-cell table:style-name="Table4.D4" office:value-type="string">
            <text:p text:style-name="P28"/>
          </table:table-cell>
          <table:table-cell table:style-name="Table4.E4" office:value-type="string">
            <text:p text:style-name="P58">0x20: Match only in address</text:p>
            <text:p text:style-name="P58">0: Match everywhere (address and name)</text:p>
          </table:table-cell>
        </table:table-row>
        <table:table-row table:style-name="Table4.5">
          <table:table-cell table:style-name="Table4.A5" office:value-type="string">
            <text:p text:style-name="P28"/>
          </table:table-cell>
          <table:table-cell table:style-name="Table4.B5" office:value-type="string">
            <text:p text:style-name="P28"/>
          </table:table-cell>
          <table:table-cell table:style-name="Table4.C5" office:value-type="string">
            <text:p text:style-name="P28"/>
          </table:table-cell>
          <table:table-cell table:style-name="Table4.D5" office:value-type="string">
            <text:p text:style-name="P57"><text:span text:style-name="T103">T</text:span>rack <text:span text:style-name="T107">P</text:span>rotocol</text:p>
          </table:table-cell>
          <table:table-cell table:style-name="Table4.E5" office:value-type="string">
            <text:p text:style-name="P42">See <text:span text:style-name="T135">T</text:span>able <text:span text:style-name="T135">4</text:span> for assignment</text:p>
          </table:table-cell>
        </table:table-row>
      </table:table>
      <text:p text:style-name="P40"/>
      <text:p text:style-name="P43"><text:span text:style-name="T53">Table 4.</text:span><text:span text:style-name="T134"> </text:span>The Track Protocol values are defined as follows:</text:p>
      <table:table table:name="Table5" table:style-name="Table5">
        <table:table-column table:style-name="Table5.A" table:number-columns-repeated="3"/>
        <table:table-column table:style-name="Table5.D"/>
        <table:table-header-rows>
          <table:table-row table:style-name="Table5.1">
            <table:table-cell table:style-name="Table5.A1" office:value-type="string">
              <text:p text:style-name="P52">Bit <text:span text:style-name="T108">4-3</text:span></text:p>
            </table:table-cell>
            <table:table-cell table:style-name="Table5.A1" office:value-type="string">
              <text:p text:style-name="P52">Bit <text:span text:style-name="T108">2</text:span></text:p>
            </table:table-cell>
            <table:table-cell table:style-name="Table5.A1" office:value-type="string">
              <text:p text:style-name="P52">Bit<text:span text:style-name="T108">s</text:span> <text:span text:style-name="T108">1-0</text:span></text:p>
            </table:table-cell>
            <table:table-cell table:style-name="Table5.D1" office:value-type="string">
              <text:p text:style-name="P50">Description</text:p>
            </table:table-cell>
          </table:table-row>
        </table:table-header-rows>
        <table:table-row table:style-name="Table5.2">
          <table:table-cell table:style-name="Table5.A2" table:number-rows-spanned="9" office:value-type="string">
            <text:p text:style-name="P59">0b00</text:p>
          </table:table-cell>
          <table:table-cell table:style-name="Table5.B2" table:number-rows-spanned="4" office:value-type="string">
            <text:p text:style-name="P59">0</text:p>
            <text:p text:style-name="P59"/>
          </table:table-cell>
          <table:table-cell table:style-name="Table5.C2" office:value-type="string">
            <text:p text:style-name="P59">0b00</text:p>
          </table:table-cell>
          <table:table-cell table:style-name="Table5.D2" office:value-type="string">
            <text:p text:style-name="P61">Any / Default track protocol</text:p>
          </table:table-cell>
        </table:table-row>
        <table:table-row table:style-name="Table5.3">
          <table:covered-table-cell table:style-name="Table5.A2"/>
          <table:covered-table-cell table:style-name="Table5.B2"/>
          <table:table-cell table:style-name="Table5.C3" office:value-type="string">
            <text:p text:style-name="P59">0b01</text:p>
          </table:table-cell>
          <table:table-cell table:style-name="Table5.D3" office:value-type="string">
            <text:p text:style-name="P61">Native OpenLCB Train Node</text:p>
          </table:table-cell>
        </table:table-row>
        <table:table-row table:style-name="Table5.4">
          <table:covered-table-cell table:style-name="Table5.A2"/>
          <table:covered-table-cell table:style-name="Table5.B2"/>
          <table:table-cell table:style-name="Table5.C4" office:value-type="string">
            <text:p text:style-name="P59">0b10</text:p>
          </table:table-cell>
          <table:table-cell table:style-name="Table5.D4" office:value-type="string">
            <text:p text:style-name="P61"><text:span text:style-name="T11">MFX</text:span><text:span text:style-name="T45">®</text:span> / <text:span text:style-name="T11">M4</text:span><text:span text:style-name="T45">®</text:span> track protocol</text:p>
          </table:table-cell>
        </table:table-row>
        <table:table-row table:style-name="Table5.5">
          <table:covered-table-cell table:style-name="Table5.A2"/>
          <table:covered-table-cell table:style-name="Table5.B2"/>
          <table:table-cell table:style-name="Table5.C5" office:value-type="string">
            <text:p text:style-name="P59">0b11</text:p>
          </table:table-cell>
          <table:table-cell table:style-name="Table5.D5" office:value-type="string">
            <text:p text:style-name="P61">Reserved (do not send, check on receipt).</text:p>
          </table:table-cell>
        </table:table-row>
        <table:table-row table:style-name="Table5.6">
          <table:covered-table-cell table:style-name="Table5.A2"/>
          <table:table-cell table:style-name="Table5.B6" table:number-rows-spanned="5" office:value-type="string">
            <text:p text:style-name="P59">1</text:p>
            <text:p text:style-name="P59"/>
          </table:table-cell>
          <table:table-cell table:style-name="Table5.C6" office:value-type="string">
            <text:p text:style-name="P59">*</text:p>
          </table:table-cell>
          <table:table-cell table:style-name="Table5.D6" office:value-type="string">
            <text:p text:style-name="P61">M<text:span text:style-name="T132">ä</text:span>rklin-Motorola track protocol</text:p>
          </table:table-cell>
        </table:table-row>
        <table:table-row table:style-name="Table5.7">
          <table:covered-table-cell table:style-name="Table5.A2"/>
          <table:covered-table-cell table:style-name="Table5.B6"/>
          <table:table-cell table:style-name="Table5.C6" office:value-type="string">
            <text:p text:style-name="P62">0b00</text:p>
          </table:table-cell>
          <table:table-cell table:style-name="Table5.D6" office:value-type="string">
            <text:p text:style-name="P63">MM – Any / Default version</text:p>
          </table:table-cell>
        </table:table-row>
        <table:table-row table:style-name="Table5.8">
          <table:covered-table-cell table:style-name="Table5.A2"/>
          <table:covered-table-cell table:style-name="Table5.B6"/>
          <table:table-cell table:style-name="Table5.C8" office:value-type="string">
            <text:p text:style-name="P62">0b01</text:p>
          </table:table-cell>
          <table:table-cell table:style-name="Table5.D8" office:value-type="string">
            <text:p text:style-name="P63">MM – Protocol version I (14 speed steps + F0)</text:p>
          </table:table-cell>
        </table:table-row>
        <table:table-row table:style-name="Table5.9">
          <table:covered-table-cell table:style-name="Table5.A2"/>
          <table:covered-table-cell table:style-name="Table5.B6"/>
          <table:table-cell table:style-name="Table5.C9" office:value-type="string">
            <text:p text:style-name="P62">0b10</text:p>
          </table:table-cell>
          <table:table-cell table:style-name="Table5.D9" office:value-type="string">
            <text:p text:style-name="P63">MM – Protocol version II (Directional + F0-F4)</text:p>
          </table:table-cell>
        </table:table-row>
        <table:table-row table:style-name="Table5.10">
          <table:covered-table-cell table:style-name="Table5.A2"/>
          <table:covered-table-cell table:style-name="Table5.B6"/>
          <table:table-cell table:style-name="Table5.C9" office:value-type="string">
            <text:p text:style-name="P62">0b11</text:p>
          </table:table-cell>
          <table:table-cell table:style-name="Table5.D9" office:value-type="string">
            <text:p text:style-name="P63">MM – Protocol version II with following address for F5-F8 support.</text:p>
          </table:table-cell>
        </table:table-row>
        <table:table-row table:style-name="Table5.11">
          <table:table-cell table:style-name="Table5.A11" table:number-rows-spanned="7" office:value-type="string">
            <text:p text:style-name="P62">0b01</text:p>
          </table:table-cell>
          <table:table-cell table:style-name="Table5.B11" office:value-type="string">
            <text:p text:style-name="P59">*</text:p>
          </table:table-cell>
          <table:table-cell table:style-name="Table5.C9" office:value-type="string">
            <text:p text:style-name="P59">*</text:p>
          </table:table-cell>
          <table:table-cell table:style-name="Table5.D9" office:value-type="string">
            <text:p text:style-name="P63">DCC track protocol</text:p>
          </table:table-cell>
        </table:table-row>
        <table:table-row table:style-name="Table5.12">
          <table:covered-table-cell table:style-name="Table5.A11"/>
          <table:table-cell table:style-name="Table5.B11" office:value-type="string">
            <text:p text:style-name="P62">0</text:p>
          </table:table-cell>
          <table:table-cell table:style-name="Table5.C12" table:number-rows-spanned="2" office:value-type="string">
            <text:p text:style-name="P59"/>
            <text:p text:style-name="P59"/>
          </table:table-cell>
          <table:table-cell table:style-name="Table5.D9" office:value-type="string">
            <text:p text:style-name="P63">DCC – Default address space</text:p>
          </table:table-cell>
        </table:table-row>
        <table:table-row table:style-name="Table5.13">
          <table:covered-table-cell table:style-name="Table5.A11"/>
          <table:table-cell table:style-name="Table5.B13" office:value-type="string">
            <text:p text:style-name="P62">1</text:p>
          </table:table-cell>
          <table:covered-table-cell table:style-name="Table5.C12"/>
          <table:table-cell table:style-name="Table5.D13" office:value-type="string">
            <text:p text:style-name="P63">DCC – Force 14-bit (long) address</text:p>
          </table:table-cell>
        </table:table-row>
        <table:table-row table:style-name="Table5.14">
          <table:covered-table-cell table:style-name="Table5.A11"/>
          <table:table-cell table:style-name="Table5.B14" table:number-rows-spanned="4" office:value-type="string">
            <text:p text:style-name="P62"/>
            <text:p text:style-name="P62"/>
            <text:p text:style-name="P62"/>
            <text:p text:style-name="P62"/>
          </table:table-cell>
          <table:table-cell table:style-name="Table5.C14" office:value-type="string">
            <text:p text:style-name="P62">0b00</text:p>
          </table:table-cell>
          <table:table-cell table:style-name="Table5.D14" office:value-type="string">
            <text:p text:style-name="P63">DCC – Any / Default speed steps</text:p>
          </table:table-cell>
        </table:table-row>
        <table:table-row table:style-name="Table5.15">
          <table:covered-table-cell table:style-name="Table5.A11"/>
          <table:covered-table-cell table:style-name="Table5.B14"/>
          <table:table-cell table:style-name="Table5.C14" office:value-type="string">
            <text:p text:style-name="P62">0b01</text:p>
          </table:table-cell>
          <table:table-cell table:style-name="Table5.D14" office:value-type="string">
            <text:p text:style-name="P63">DCC – 14 speed steps</text:p>
          </table:table-cell>
        </table:table-row>
        <table:table-row table:style-name="Table5.16">
          <table:covered-table-cell table:style-name="Table5.A11"/>
          <table:covered-table-cell table:style-name="Table5.B14"/>
          <table:table-cell table:style-name="Table5.C14" office:value-type="string">
            <text:p text:style-name="P62">0b10</text:p>
          </table:table-cell>
          <table:table-cell table:style-name="Table5.D14" office:value-type="string">
            <text:p text:style-name="P63">DCC – 28 speed steps</text:p>
          </table:table-cell>
        </table:table-row>
        <table:table-row table:style-name="Table5.17">
          <table:covered-table-cell table:style-name="Table5.A11"/>
          <table:covered-table-cell table:style-name="Table5.B14"/>
          <table:table-cell table:style-name="Table5.C14" office:value-type="string">
            <text:p text:style-name="P62">0b11</text:p>
          </table:table-cell>
          <table:table-cell table:style-name="Table5.D14" office:value-type="string">
            <text:p text:style-name="P63">DCC – 128 speed steps</text:p>
          </table:table-cell>
        </table:table-row>
        <table:table-row table:style-name="Table5.18">
          <table:table-cell table:style-name="Table5.A18" office:value-type="string">
            <text:p text:style-name="P62">0b10</text:p>
          </table:table-cell>
          <table:table-cell table:style-name="Table5.B18" office:value-type="string">
            <text:p text:style-name="P62">*</text:p>
          </table:table-cell>
          <table:table-cell table:style-name="Table5.C14" office:value-type="string">
            <text:p text:style-name="P62">*</text:p>
          </table:table-cell>
          <table:table-cell table:style-name="Table5.D14" office:value-type="string">
            <text:p text:style-name="P63">Reserved (do not send, check upon receipt)</text:p>
          </table:table-cell>
        </table:table-row>
        <table:table-row table:style-name="Table5.19">
          <table:table-cell table:style-name="Table5.A18" office:value-type="string">
            <text:p text:style-name="P62">0b11</text:p>
          </table:table-cell>
          <table:table-cell table:style-name="Table5.B18" office:value-type="string">
            <text:p text:style-name="P59">*</text:p>
          </table:table-cell>
          <table:table-cell table:style-name="Table5.C14" office:value-type="string">
            <text:p text:style-name="P59">*</text:p>
          </table:table-cell>
          <table:table-cell table:style-name="Table5.D14" office:value-type="string">
            <text:p text:style-name="P63">Reserved (do not send, check upon receipt)</text:p>
          </table:table-cell>
        </table:table-row>
      </table:table>
      <text:p text:style-name="P41"/>
      <text:h text:style-name="P76" text:outline-level="1"><text:bookmark-start text:name="__RefHeading___Toc3979_1750421117"/>Interactions (Normative)<text:bookmark-end text:name="__RefHeading___Toc3979_1750421117"/></text:h>
      <text:p text:style-name="P33">The following <text:span text:style-name="T59">hardware and software nodes</text:span> are taking part in the interactions presented here:</text:p>
      <text:list text:style-name="L5">
        <text:list-item>
          <text:p text:style-name="P93">The <text:span text:style-name="T52">Train Node</text:span><text:span text:style-name="T54"> is an OpenLCB Node that implements the </text:span><text:span text:style-name="T58">Train Control</text:span><text:span text:style-name="T54"> Protocol, controlling a single (physical) train with one or more coupled engines. The hardware implementing the Train Node may be physically built into a model, or it may be </text:span><text:span text:style-name="T55">built into </text:span><text:span text:style-name="T54">a centralized gateway hardware that converts to a non-OpenLCB protocol in order to remotely control an engine, for example via Bluetooth or a </text:span><text:span text:style-name="T58">pre-existing</text:span><text:span text:style-name="T54"> track protocol such as DCC or Märklin-Motorola. </text:span><text:span text:style-name="T55">In this case a single piece of hardware may be responsible for representing multiple OpenLCB Nodes on the network.</text:span></text:p>
        </text:list-item>
        <text:list-item>
          <text:p text:style-name="P93"><text:span text:style-name="T54">The </text:span><text:span text:style-name="T52">Throttle Node</text:span><text:span text:style-name="T54"> is an OpenLCB Node that intends to send </text:span><text:span text:style-name="T58">Train Control</text:span><text:span text:style-name="T54"> Protocol commands to a desired Train Node. The Throttle Node may be a physical hardware device with a user interface to be used by an operator, a computer software with a user interface for operators to control trains, or a fully automated software.</text:span></text:p>
        </text:list-item>
        <text:list-item>
          <text:p text:style-name="P93"><text:span text:style-name="T54">The </text:span><text:span text:style-name="T52">Command Station </text:span><text:span text:style-name="T54">is a </text:span><text:span text:style-name="T55">gateway for proxying to some non-OpenLCB protocol, implementing Train Node(s), and having an OpenLCB network connection. There may or may not be a separate OpenLCB Node that represents the Command Station itself on the OpenLCB network.</text:span></text:p>
        </text:list-item>
      </text:list>
      <text:p text:style-name="P34"><text:span text:style-name="T56">A Train Node has a set of properties, the following of which </text:span><text:span text:style-name="T39">are relevant for</text:span><text:span text:style-name="T56"> the interactions defined in </text:span><text:span text:style-name="T39">this</text:span><text:span text:style-name="T56"> Standard:</text:span></text:p>
      <text:list text:style-name="L6">
        <text:list-item>
          <text:p text:style-name="P94">Name<text:span text:style-name="T54"> is a user-</text:span><text:span text:style-name="T40">assigned</text:span><text:span text:style-name="T54"> text</text:span><text:span text:style-name="T57">ual </text:span><text:span text:style-name="T58">(alphanumeric)</text:span><text:span text:style-name="T57"> description for the train.</text:span></text:p>
        </text:list-item>
        <text:list-item>
          <text:p text:style-name="P95"><text:soft-page-break/>Protocol<text:span text:style-name="T54"> defines the native command set that is </text:span><text:span text:style-name="T38">used to address this train. The options are listed in </text:span><text:span text:style-name="T42">Table 4.</text:span></text:p>
        </text:list-item>
        <text:list-item>
          <text:p text:style-name="P95"><text:span text:style-name="T11">Address</text:span><text:span text:style-name="T38"> is a user-assigned numerical value that uniquely identifies a train within a Protocol. There cannot be two trains with the same Protocol and same Address on the track at the same time. Not all Protocols have a user-assigned Address. </text:span><text:span text:style-name="T41">The Address for the DCC Protocol also carries a disambiguator on whether it is a short (7-bit) or long (14-bit) DCC address.</text:span></text:p>
        </text:list-item>
        <text:list-item>
          <text:p text:style-name="P95"><text:span text:style-name="T11">Protocol Version</text:span><text:span text:style-name="T38"> selects the exact command set to use for a Track Protocol. Users sometimes have to select a specific Protocol Version to correctly operate a train or to access all possible features of it.</text:span></text:p>
        </text:list-item>
      </text:list>
      <text:h text:style-name="Heading_20_2" text:outline-level="2"><text:bookmark-start text:name="__RefHeading___Toc3981_1750421117"/>Search for existing train nodes<text:bookmark-end text:name="__RefHeading___Toc3981_1750421117"/></text:h>
      <text:p text:style-name="P35">The goal of this use-case is for a Throttle Node to enumerate Train Nodes that exist on the network and match certain criteria. The Throttle Node <text:span text:style-name="T60">shall</text:span> <text:span text:style-name="T60">represent</text:span> the given criteria as an Event Identifier <text:span text:style-name="T62">E</text:span> <text:span text:style-name="T60">according to Section </text:span><text:span text:style-name="T60"><text:bookmark-ref text:reference-format="chapter" text:ref-name="__RefHeading___Toc6933_2256849141">5.2</text:bookmark-ref></text:span>, <text:span text:style-name="T60">and shall set the flag byte ‘</text:span><text:span text:style-name="T12">rr</text:span><text:span text:style-name="T60">’ Bit 7 (Allocate) to zero (0).</text:span></text:p>
      <text:list xml:id="list566727346" text:style-name="L7">
        <text:list-item>
          <text:p text:style-name="P96">The Throttle Node shall send an “Identify Producer” message with setting the Event Identifier to <text:span text:style-name="T61">E</text:span> to the network.</text:p>
        </text:list-item>
        <text:list-item>
          <text:p text:style-name="P96">A Train Node, upon receipt of an Identify Producer message with an Event Identifier <text:span text:style-name="T61">E</text:span><text:span text:style-name="T78"> falling</text:span> into the Event Identifier Range of Section <text:bookmark-ref text:reference-format="chapter" text:ref-name="__RefHeading___Toc6935_2256849141">5.1</text:bookmark-ref>, shall</text:p>
          <text:list>
            <text:list-item>
              <text:p text:style-name="P97">compare <text:span text:style-name="T109">the Train Node’s</text:span> identifying properties to the search criteria represented by the Event <text:span text:style-name="T11">Identifier</text:span> <text:span text:style-name="T61">E </text:span><text:span text:style-name="T78">according to </text:span><text:span text:style-name="T79">Section </text:span><text:span text:style-name="T79"><text:bookmark-ref text:reference-format="chapter" text:ref-name="__RefHeading___Toc6973_2256849141">6.3</text:bookmark-ref></text:span><text:span text:style-name="T78">;</text:span></text:p>
            </text:list-item>
            <text:list-item>
              <text:p text:style-name="P96">in case of a match, the Train Node shall emit a “Producer Identified” message with the Event Identifier <text:span text:style-name="T61">E </text:span><text:span text:style-name="T78">to the network, setting the </text:span><text:span text:style-name="T79">Producer </text:span><text:span text:style-name="T78">validity bits according to <text:line-break/></text:span><text:span text:style-name="T79">Section </text:span><text:span text:style-name="T79"><text:bookmark-ref text:reference-format="number" text:ref-name="__RefHeading___Toc2334_3765748684"> 6.4 </text:bookmark-ref></text:span><text:span text:style-name="T78">;</text:span></text:p>
            </text:list-item>
            <text:list-item>
              <text:p text:style-name="P96"><text:span text:style-name="T78">in absence of a match, the Train Node shall not emit a “Producer Identified” message with the Event Identifier </text:span><text:span text:style-name="T61">E</text:span><text:span text:style-name="T78">.</text:span></text:p>
            </text:list-item>
          </text:list>
        </text:list-item>
      </text:list>
      <text:h text:style-name="Heading_20_2" text:outline-level="2"><text:bookmark-start text:name="__RefHeading___Toc3983_1750421117"/>Allocat<text:span text:style-name="T113">e</text:span> a new <text:span text:style-name="T112">T</text:span>rain <text:span text:style-name="T112">N</text:span>ode<text:bookmark-end text:name="__RefHeading___Toc3983_1750421117"/></text:h>
      <text:p text:style-name="P37">The goal of this use-case is for a Throttle Node to instruct a Command Station to create a new Train Node in the case that no existing Train Node(s) match the search criteria requested by the Throttle Node. <text:span text:style-name="T114">This interaction can also be used to change the Protocol Version of an existing Train Node.</text:span></text:p>
      <text:p text:style-name="P36">The Throttle Node <text:span text:style-name="T60">shall</text:span> <text:span text:style-name="T60">represent</text:span> the <text:span text:style-name="T100">requested address</text:span> as an Event Identifier <text:span text:style-name="T62">E</text:span> <text:span text:style-name="T60">according to Section </text:span><text:span text:style-name="T60"><text:bookmark-ref text:reference-format="chapter" text:ref-name="__RefHeading___Toc6933_2256849141">5.2</text:bookmark-ref></text:span>, <text:span text:style-name="T100">with the flag byte ‘</text:span><text:span text:style-name="T13">rr</text:span><text:span text:style-name="T100">’ Bit 7 (Allocate) </text:span><text:span text:style-name="T133">set </text:span><text:span text:style-name="T100">to one (0x80). The Throttle Node may, but is not required to, specify the desired track protocol in the flag byte. It is recommended that the Throttle Node also sets Bit 6 (Exact) to one (0x40) in the flag byte.</text:span></text:p>
      <text:list xml:id="list93512098562527" text:continue-numbering="true" text:style-name="L7">
        <text:list-item>
          <text:p text:style-name="P97">The Throttle Node shall send an “Identify Producer” message with setting the Event Identifier to <text:span text:style-name="T61">E</text:span> to the network.</text:p>
        </text:list-item>
        <text:list-item>
          <text:p text:style-name="P97">A <text:span text:style-name="T101">Command Station</text:span> upon receipt of an Identify Producer message with an Event Identifier <text:span text:style-name="T61">E</text:span><text:span text:style-name="T78"> falling</text:span> into the Event Identifier Range of Section <text:bookmark-ref text:reference-format="chapter" text:ref-name="__RefHeading___Toc6935_2256849141">5.1</text:bookmark-ref><text:s/><text:span text:style-name="T101">with the flag byte ‘</text:span><text:span text:style-name="T14">rr</text:span><text:span text:style-name="T101">’ Bit 7 (Allocate) set to one</text:span>, shall</text:p>
          <text:list>
            <text:list-item>
              <text:p text:style-name="P97"><text:soft-page-break/><text:span text:style-name="T101">validate that it has the ability to create a Train Node matching </text:span>its identifying properties to the search criteria represented by the Event <text:span text:style-name="T113">Identifier</text:span> <text:span text:style-name="T61">E </text:span><text:span text:style-name="T78">according to </text:span><text:span text:style-name="T79">Section </text:span><text:span text:style-name="T79"><text:bookmark-ref text:reference-format="chapter" text:ref-name="__RefHeading___Toc6973_2256849141">6.3</text:bookmark-ref></text:span><text:span text:style-name="T78">; </text:span><text:span text:style-name="T86">for properties marked as ‘Any / Default’ by the Event Identifier </text:span><text:span text:style-name="T66">E</text:span><text:span text:style-name="T86"> the Command Station may pick any implementation-specific default </text:span><text:span text:style-name="T98">or user-configured </text:span><text:span text:style-name="T86">value;</text:span></text:p>
            </text:list-item>
            <text:list-item>
              <text:p text:style-name="P99">wait at least 200 msec for existing Train Nodes to reply with a “Producer Identified” message;</text:p>
            </text:list-item>
            <text:list-item>
              <text:p text:style-name="P98">in <text:span text:style-name="T101">the absence of such reply,</text:span> the <text:span text:style-name="T101">Command Station</text:span> shall</text:p>
              <text:list>
                <text:list-item>
                  <text:p text:style-name="P98"><text:span text:style-name="T101">allocate a new Train Node according to the properties defined by </text:span>the Event Identifier <text:span text:style-name="T61">E</text:span><text:span text:style-name="T78">, </text:span><text:span text:style-name="T88">or</text:span></text:p>
                </text:list-item>
                <text:list-item>
                  <text:p text:style-name="P98"><text:span text:style-name="T88">adjust the Protocol Version of an existing Train Node conflicting with the requested address to match the value defined by </text:span><text:span text:style-name="T78">the Event Identifier </text:span><text:span text:style-name="T61">E,</text:span></text:p>
                </text:list-item>
              </text:list>
            </text:list-item>
          </text:list>
        </text:list-item>
      </text:list>
      <text:p text:style-name="P65"><text:span text:style-name="T88">then</text:span><text:span text:style-name="T80"> instruct the Train Node to emit a </text:span><text:span text:style-name="T78">“Producer Identified </text:span><text:span text:style-name="T81">Valid</text:span><text:span text:style-name="T78">” message with the Event Identifier </text:span><text:span text:style-name="T61">E</text:span><text:span text:style-name="T78">.</text:span></text:p>
      <text:h text:style-name="Heading_20_2" text:outline-level="2"><text:bookmark-start text:name="__RefHeading___Toc6973_2256849141"/>Event Identifier <text:span text:style-name="T100">m</text:span>atch<text:span text:style-name="T100">ing</text:span> <text:span text:style-name="T100">algorithm</text:span><text:bookmark-end text:name="__RefHeading___Toc6973_2256849141"/></text:h>
      <text:p text:style-name="P38">This section defines when an Event Identifier <text:span text:style-name="T61">E</text:span> in the range defined by <text:span text:style-name="T60">Section </text:span><text:span text:style-name="T60"><text:bookmark-ref text:reference-format="chapter" text:ref-name="__RefHeading___Toc6935_2256849141">5.1</text:bookmark-ref></text:span><text:span text:style-name="T60"><text:s/></text:span>matches a Train Node with the identifying properties of <text:span text:style-name="T61">&lt;Name, Address, Protocol</text:span><text:span text:style-name="T66">, Protocol Version</text:span><text:span text:style-name="T61">&gt;.</text:span></text:p>
      <text:p text:style-name="P15">The Train Node matches the Event Identifier <text:span text:style-name="T61">E</text:span> if <text:span text:style-name="T121">and only i</text:span>f</text:p>
      <text:list text:style-name="L8">
        <text:list-item>
          <text:p text:style-name="P100"><text:span text:style-name="T91">the search query represented by the </text:span><text:span text:style-name="T63">qq qq qq</text:span><text:span text:style-name="T91"> nibbles of </text:span><text:span text:style-name="T63">E</text:span><text:span text:style-name="T91"> matches, </text:span><text:span text:style-name="T29">AND</text:span></text:p>
        </text:list-item>
        <text:list-item>
          <text:p text:style-name="P100"><text:span text:style-name="T91">the requirement by the </text:span><text:span text:style-name="T25">rr</text:span><text:span text:style-name="T91"> flag byte matches the </text:span><text:span text:style-name="T63">Protocol</text:span><text:span text:style-name="T66">, </text:span><text:span text:style-name="T29">AND</text:span></text:p>
        </text:list-item>
        <text:list-item>
          <text:p text:style-name="P100"><text:span text:style-name="T91">the Flag byte or the query nibbles </text:span><text:span text:style-name="T85">specify</text:span><text:span text:style-name="T91"> no reserved values marked as “check upon receipt”.</text:span></text:p>
        </text:list-item>
      </text:list>
      <text:p text:style-name="P16">The flag byte <text:span text:style-name="T22">rr</text:span> matches <text:span text:style-name="T61">Protocol</text:span> if <text:span text:style-name="T121">and only i</text:span>f the Track Protocol field of <text:span text:style-name="T22">rr</text:span> is set to “<text:span text:style-name="T110">Default/</text:span>Any” <text:span text:style-name="T18">OR</text:span> <text:span text:style-name="T61">Protocol</text:span> matches the <text:span text:style-name="T103">value of the Track Protocol field.</text:span></text:p>
      <text:p text:style-name="P87">The <text:span text:style-name="T61">Protocol Version</text:span> is not used by the matching algorithm.</text:p>
      <text:p text:style-name="P19"><text:span text:style-name="T21">T</text:span><text:span text:style-name="T11">he</text:span> <text:span text:style-name="T11">F</text:span>lag byte <text:span text:style-name="T61">rr</text:span> <text:span text:style-name="T77">requests a DCC long address</text:span> if and only if <text:span text:style-name="T61">rr</text:span> specifies the DCC protocol <text:s/><text:span text:style-name="T19">AND</text:span><text:span text:style-name="T124"> </text:span><text:span text:style-name="T111">Bit 2 (DCC - F</text:span><text:span text:style-name="T126">orce long address bit</text:span><text:span text:style-name="T111">)</text:span><text:span text:style-name="T126"> is </text:span><text:span text:style-name="T11">set.</text:span></text:p>
      <text:p text:style-name="P14">The <text:span text:style-name="T102">search query represented by the </text:span><text:span text:style-name="T63">qq qq qq</text:span><text:span text:style-name="T102"> nibbles of </text:span><text:span text:style-name="T63">E</text:span><text:span text:style-name="T102"> matches </text:span>if <text:span text:style-name="T121">and only i</text:span>f</text:p>
      <text:list text:style-name="L9">
        <text:list-item>
          <text:p text:style-name="P101"><text:span text:style-name="T65">qq qq qq</text:span><text:span text:style-name="T82"> matches the </text:span><text:span text:style-name="T65">Address</text:span><text:span text:style-name="T82"> of the Train Node, </text:span><text:span text:style-name="T31">OR</text:span><text:span text:style-name="T82"> </text:span></text:p>
        </text:list-item>
        <text:list-item>
          <text:p text:style-name="P101"><text:span text:style-name="T94">Bit 5 (</text:span><text:span text:style-name="T82">Address only</text:span><text:span text:style-name="T94">)</text:span><text:span text:style-name="T82"> is </text:span><text:span text:style-name="T34">clear</text:span><text:span text:style-name="T82"> in the Flag byte </text:span><text:span text:style-name="T23">rr</text:span><text:span text:style-name="T82"> </text:span><text:span text:style-name="T29">AND</text:span><text:span text:style-name="T82"> </text:span><text:span text:style-name="T65">qq qq qq</text:span><text:span text:style-name="T82"> matches the </text:span><text:span text:style-name="T65">Name</text:span><text:span text:style-name="T82">.</text:span></text:p>
        </text:list-item>
      </text:list>
      <text:p text:style-name="P14">The <text:span text:style-name="T63">qq qq qq</text:span><text:span text:style-name="T102"> nibbles of </text:span><text:span text:style-name="T63">E</text:span><text:span text:style-name="T102"> matches </text:span>the <text:span text:style-name="T61">Address</text:span> if <text:span text:style-name="T121">and only i</text:span>f <text:span text:style-name="T61">qq qq qq</text:span> contains exactly one contiguous sequence of digit nibbles ‘0’-’9’, <text:span text:style-name="T15">AND</text:span></text:p>
      <text:list text:style-name="L2">
        <text:list-item>
          <text:p text:style-name="P89"><text:span text:style-name="T65">Protocol</text:span><text:span text:style-name="T82"> is no</text:span><text:span text:style-name="T95">t</text:span><text:span text:style-name="T82"> DCC, </text:span><text:span text:style-name="T29">OR</text:span></text:p>
        </text:list-item>
        <text:list-item>
          <text:p text:style-name="P79"><text:span text:style-name="T84">the </text:span><text:span text:style-name="T82">decimal value represented by these nibbles</text:span><text:span text:style-name="T83"> is &gt;= 128, </text:span><text:span text:style-name="T29">OR</text:span></text:p>
        </text:list-item>
        <text:list-item>
          <text:p text:style-name="P80"><text:span text:style-name="T83">t</text:span><text:span text:style-name="T78">he Flag byte </text:span><text:span text:style-name="T61">rr</text:span><text:span text:style-name="T78"> </text:span><text:span text:style-name="T93">requests a DCC long address AND </text:span><text:span text:style-name="T64">Address</text:span><text:span text:style-name="T84"> is a </text:span><text:span text:style-name="T78">DCC 14-bit (</text:span><text:span text:style-name="T84">long</text:span><text:span text:style-name="T78">) </text:span><text:span text:style-name="T94">address</text:span><text:span text:style-name="T78">, </text:span><text:span text:style-name="T32">OR</text:span></text:p>
        </text:list-item>
        <text:list-item>
          <text:p text:style-name="P88"><text:soft-page-break/><text:span text:style-name="T83">t</text:span><text:span text:style-name="T87">he Flag byte </text:span><text:span text:style-name="T71">rr</text:span><text:span text:style-name="T87"> </text:span><text:span text:style-name="T93">does not request a DCC long address AND </text:span><text:span text:style-name="T64">Address</text:span><text:span text:style-name="T84"> is a </text:span><text:span text:style-name="T87">DCC </text:span><text:span text:style-name="T32">7</text:span><text:span text:style-name="T87">-bit (</text:span><text:span text:style-name="T32">short</text:span><text:span text:style-name="T87">)</text:span><text:span text:style-name="T84"> address, </text:span><text:span text:style-name="T93">OR</text:span></text:p>
        </text:list-item>
        <text:list-item>
          <text:p text:style-name="P88"><text:span text:style-name="T83">t</text:span><text:span text:style-name="T87">he Flag byte </text:span><text:span text:style-name="T71">rr</text:span><text:span text:style-name="T87"> </text:span><text:span text:style-name="T93">does not request a DCC long address AND Bit 7 (Allocate) is clear in </text:span><text:span text:style-name="T83">t</text:span><text:span text:style-name="T87">he Flag byte </text:span><text:span text:style-name="T71">rr</text:span></text:p>
        </text:list-item>
      </text:list>
      <text:p text:style-name="P39"><text:span text:style-name="T29">AND</text:span><text:span text:style-name="T84"> </text:span></text:p>
      <text:list text:style-name="L10">
        <text:list-item>
          <text:p text:style-name="P102"><text:span text:style-name="T82">the </text:span><text:span text:style-name="T84">Exact bit of the Flag byte </text:span><text:span text:style-name="T24">rr</text:span><text:span text:style-name="T84"> is set </text:span><text:span text:style-name="T29">AND</text:span><text:span text:style-name="T84"> the </text:span><text:span text:style-name="T82">decimal value represented by these nibbles is the value of the </text:span><text:span text:style-name="T65">Address</text:span><text:span text:style-name="T82">, </text:span><text:span text:style-name="T29">OR</text:span></text:p>
        </text:list-item>
        <text:list-item>
          <text:p text:style-name="P102"><text:span text:style-name="T84">the Exact bit if the Flag byte </text:span><text:span text:style-name="T28">rr</text:span><text:span text:style-name="T84"> is clear </text:span><text:span text:style-name="T29">AND</text:span><text:span text:style-name="T84"> the decimal </text:span><text:span text:style-name="T82">nibbles </text:span><text:span text:style-name="T84">form a prefix of the decimal representation of</text:span><text:span text:style-name="T82"> </text:span><text:span text:style-name="T65">Address.</text:span></text:p>
        </text:list-item>
      </text:list>
      <text:p text:style-name="P44"/>
      <text:p text:style-name="P85">The <text:span text:style-name="T63">qq qq qq</text:span><text:span text:style-name="T102"> nibbles of </text:span><text:span text:style-name="T63">E</text:span><text:span text:style-name="T102"> matches </text:span>the <text:span text:style-name="T68">Name</text:span> if <text:span text:style-name="T122">and only i</text:span>f <text:span text:style-name="T61">qq qq qq</text:span> contains one <text:span text:style-name="T115">or more </text:span>contiguous sequence of digit nibbles <text:span text:style-name="T129">0x</text:span>0<text:span text:style-name="T129">0x</text:span>-<text:span text:style-name="T129">0x</text:span>9 <text:span text:style-name="T115">separated with one or more nibble </text:span><text:span text:style-name="T129">0x</text:span><text:span text:style-name="T115">F</text:span> and <text:span text:style-name="T115">each of those match the </text:span><text:span text:style-name="T68">Name.</text:span></text:p>
      <text:p text:style-name="P71">A maximal<text:note text:id="ftn1" text:note-class="footnote"><text:note-citation>1</text:note-citation><text:note-body><text:p text:style-name="P68">No <text:span text:style-name="T129">0x</text:span>0-<text:span text:style-name="T129">0x</text:span>9 <text:span text:style-name="T44">nibbles</text:span> immediately before or after this substring <text:span text:style-name="T123">within </text:span><text:span text:style-name="T70">qq qq qq</text:span>.</text:p></text:note-body></text:note> contiguous sequence of digit nibbles <text:span text:style-name="T77">nn...n</text:span><text:span text:style-name="T76"> </text:span><text:span text:style-name="T123">in </text:span><text:span text:style-name="T70">E</text:span><text:span text:style-name="T123"> </text:span>match the <text:span text:style-name="T61">Name</text:span> if and only if there is a <text:span text:style-name="T131">pair of </text:span><text:span text:style-name="T130">position</text:span><text:span text:style-name="T131">s</text:span><text:span text:style-name="T130"> </text:span><text:span text:style-name="T131">[</text:span><text:span text:style-name="T72">p,</text:span><text:span text:style-name="T73">q</text:span><text:span text:style-name="T97">]</text:span><text:span text:style-name="T96"> in </text:span><text:span text:style-name="T72">Name</text:span><text:span text:style-name="T96"> such that there is no digit character immediately preceding position </text:span><text:span text:style-name="T72">p</text:span><text:span text:style-name="T96"> in </text:span><text:span text:style-name="T72">Name</text:span><text:span text:style-name="T96">, </text:span><text:span text:style-name="T36">AND</text:span><text:span text:style-name="T96"> </text:span><text:span text:style-name="T72">nn...n </text:span><text:span text:style-name="T37">equals</text:span><text:span text:style-name="T96"> the concatenation of all digit characters found in </text:span><text:span text:style-name="T72">Name</text:span><text:span text:style-name="T96"> from position </text:span><text:span text:style-name="T72">p</text:span><text:span text:style-name="T96"> </text:span><text:span text:style-name="T37">to </text:span><text:span text:style-name="T27">q</text:span><text:span text:style-name="T96"><text:note text:id="ftn2" text:note-class="footnote"><text:note-citation>2</text:note-citation><text:note-body><text:p text:style-name="P70">Any non-digit characters <text:span text:style-name="T43">shall </text:span>be skipped for this definition.</text:p></text:note-body></text:note></text:span><text:span text:style-name="T96">, </text:span><text:span text:style-name="T16">AND</text:span></text:p>
      <text:list text:style-name="L11">
        <text:list-item>
          <text:p text:style-name="P103"><text:span text:style-name="T89">Flag byte </text:span><text:span text:style-name="T69">rr</text:span><text:span text:style-name="T89"> has Bit 6 (Exact) not set, </text:span><text:span text:style-name="T92">OR</text:span></text:p>
        </text:list-item>
        <text:list-item>
          <text:p text:style-name="P86"><text:span text:style-name="T131">there is no digit character immediately following position </text:span><text:span text:style-name="T73">q</text:span> in <text:span text:style-name="T61">Name</text:span>.</text:p>
        </text:list-item>
      </text:list>
      <text:h text:style-name="P78" text:outline-level="2"><text:bookmark-start text:name="__RefHeading___Toc2334_3765748684"/>Search Result Differentiation<text:bookmark-end text:name="__RefHeading___Toc2334_3765748684"/></text:h>
      <text:p text:style-name="P18"><text:span text:style-name="T119">A </text:span>Train Node replying <text:span text:style-name="T11">with</text:span> Producer Identified messag<text:span text:style-name="T119">e may, but is not required to to differentiate on how </text:span><text:span text:style-name="T20">accurately</text:span><text:span text:style-name="T119"> the search query matches the Train Node’s properties </text:span><text:span text:style-name="T125">by </text:span>pick<text:span text:style-name="T125">ing</text:span> the response message from the set of Producer Identified Valid, Producer Identified Invalid and Producer Identified Unknown <text:span text:style-name="T125">messages.</text:span><text:span text:style-name="T119"> </text:span><text:span text:style-name="T17">The</text:span><text:span text:style-name="T119"> </text:span><text:span text:style-name="T125">responses represent the quality of match with</text:span><text:span text:style-name="T119"> </text:span>‘<text:span text:style-name="T118">Valid’ &gt; ‘Invalid’ &gt; ‘Unknown’.</text:span> <text:span text:style-name="T119">A Node may use any implementation-specific algorithm, which may also take into account properties not represented in this standard for making the determination.</text:span></text:p>
      <text:p text:style-name="P17">If a Train Node does not make <text:span text:style-name="T127">a </text:span>differentiation, it shall use <text:span text:style-name="T117">Producer Identified </text:span>Unknown as response message for Search responses.</text:p>
      <text:p text:style-name="P4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3"><text:s/>1 <text:s/>Introduction (Informative)<text:tab/>1</text:p>
          <text:p text:style-name="P73"><text:s/>2 <text:s/>Intended Use (Informative)<text:tab/>1</text:p>
          <text:p text:style-name="P73"><text:s/>3 <text:s/>References and Context (Normative)<text:tab/>1</text:p>
          <text:p text:style-name="P73"><text:s/>4 <text:s/>Message Formats (Normative)<text:tab/>2</text:p>
          <text:p text:style-name="P73"><text:s/>5 <text:s/>Allocation (Normative)<text:tab/>2</text:p>
          <text:p text:style-name="P74"><text:s/>5.1 <text:s/>Identifier Range allocation and License terms<text:tab/>2</text:p>
          <text:p text:style-name="P74"><text:s/>5.2 <text:s/>Identifier Format<text:tab/>2</text:p>
          <text:p text:style-name="P73"><text:s/>6 <text:s/>Interactions (Normative)<text:tab/>4</text:p>
          <text:p text:style-name="P74"><text:s/>6.1 <text:s/>Search for existing train nodes<text:tab/>5</text:p>
          <text:p text:style-name="P74"><text:s/>6.2 <text:s/>Allocate a new Train Node<text:tab/>5</text:p>
          <text:p text:style-name="P74"><text:s/>6.3 <text:s/>Event Identifier matching algorithm<text:tab/>6</text:p>
          <text:p text:style-name="P74"><text:s/>6.4 <text:s/>Search Result Differentiation<text:tab/>7</text:p>
        </text:index-body>
      </text:table-of-content>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6ea38a"/>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 fo:font-size="16pt" fo:font-weight="bold" officeooo:rsid="001697b5" officeooo:paragraph-rsid="001697b5"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 fo:font-size="14pt" fo:font-weight="bold" officeooo:paragraph-rsid="006be1c8" style:font-size-asian="14pt" style:font-weight-asian="bold" style:font-size-complex="14pt" style:font-weight-complex="bold"/>
    </style:style>
    <style:style style:name="MP10" style:family="paragraph" style:parent-style-name="Text_20_body">
      <style:text-properties officeooo:paragraph-rsid="006ea38a"/>
    </style:style>
    <style:style style:name="MP11" style:family="paragraph" style:parent-style-name="Footer">
      <style:paragraph-properties>
        <style:tab-stops>
          <style:tab-stop style:position="2.8437in"/>
        </style:tab-stops>
      </style:paragraph-properties>
    </style:style>
    <style:style style:name="MT1" style:family="text">
      <style:text-properties fo:font-size="8pt" officeooo:rsid="0016888d" style:font-size-asian="8pt" style:font-size-complex="8pt"/>
    </style:style>
    <style:style style:name="MT2" style:family="text">
      <style:text-properties fo:font-size="8pt" officeooo:rsid="006d44b8" style:font-size-asian="8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title>OpenLCB Train Search Protocol Standard</text:title><draw:custom-shape text:anchor-type="char" draw:z-index="6" draw:name="PowerPlusWaterMarkObject3" draw:style-name="Mgr1" draw:text-style-name="MP3" svg:width="6.9248in" svg:height="30.8748in" draw:transform="rotate (0.785398163397448) translate (-9.90138888888889in -3.96736111111111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text:span></text:span><text:span text:style-name="Page_20_Number"><text:span text:style-name="MT2">9</text:span></text:span><text:span text:style-name="Page_20_Number"><text:span text:style-name="MT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3"><text:tab/>Page </text:span><text:span text:style-name="Page_20_Number"><text:span text:style-name="MT3"><text:page-number text:select-page="current">8</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in Search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user-defined style:data-style-name="N0" text:name="OLCBdate">July 22, 2024</text:user-defined></text:p>
            </table:table-cell>
            <table:table-cell table:style-name="Table1.C1" office:value-type="string">
              <text:p text:style-name="MP9"><text:user-defined style:data-style-name="N0" text:name="OLCBstatus">Adopted</text:user-defined></text:p>
            </table:table-cell>
          </table:table-row>
        </table:table>
        <text:p text:style-name="Header"><draw:custom-shape text:anchor-type="char" draw:z-index="7" draw:name="PowerPlusWaterMarkObject1" draw:style-name="Mgr2" draw:text-style-name="MP3" svg:width="6.4996in" svg:height="28.9787in" draw:transform="rotate (0.785398163397448) translate (-9.29375in -4.10423228346457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1">Copyright 201</text:span></text:span><text:span text:style-name="Page_20_Number"><text:span text:style-name="MT2">9</text:span></text:span><text:span text:style-name="Page_20_Number"><text:span text:style-name="MT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8</text:page-count></text:span></text:span><text:span text:style-name="Page_20_Number"><text:span text:style-name="MT5"><text:s/>- </text:span></text:span><text:span text:style-name="Page_20_Number"><text:span text:style-name="MT3"><text:user-defined style:data-style-name="N0" text:name="OLCBdate">July 22, 2024</text:user-defined></text:span></text:span></text:p>
        <text:p text:style-name="MP11"/>
      </style:footer>
    </style:master-page>
    <style:master-page style:name="Left_20_Page" style:display-name="Left Page" style:page-layout-name="Mpm3" draw:style-name="Mdp1" style:next-style-name="Right_20_Page">
      <style:header>
        <text:p text:style-name="Header"><draw:custom-shape text:anchor-type="char" draw:z-index="8"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9"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0" draw:name="PowerPlusWaterMarkObject" draw:style-name="Mgr3" draw:text-style-name="MP3" svg:width="4.4878in" svg:height="20.0094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1"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2" draw:name="PowerPlusWaterMarkObject" draw:style-name="Mgr4" draw:text-style-name="MP3" svg:width="7.3185in" svg:height="32.6295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3"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4"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5"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rain Search Protocol Standard</dc:title>
    <meta:initial-creator>Alex Shepherd</meta:initial-creator>
    <meta:creation-date>2009-01-22T07:11:27</meta:creation-date>
    <meta:editing-cycles>117</meta:editing-cycles>
    <meta:editing-duration>P1DT6H42M7S</meta:editing-duration>
    <meta:generator>LibreOffice/7.4.6.2$MacOSX_X86_64 LibreOffice_project/5b1f5509c2decdade7fda905e3e1429a67acd63d</meta:generator>
    <dc:date>2024-07-14T09:35:10.748171910</dc:date>
    <dc:creator>Bob Jacobsen</dc:creator>
    <meta:document-statistic meta:table-count="5" meta:image-count="1" meta:object-count="0" meta:page-count="8" meta:paragraph-count="197" meta:word-count="2530" meta:character-count="14739" meta:non-whitespace-character-count="12388"/>
    <meta:user-defined meta:name="OLCBdate">July 22, 2024</meta:user-defined>
    <meta:user-defined meta:name="OLCBstatus">Adopted</meta:user-defined>
    <meta:user-defined meta:name="OLCByear">2024</meta:user-defined>
  </office:meta>
</office:document-meta>
</file>